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3.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8.6874in" fo:break-before="auto" style:use-optimal-row-height="true"/>
    </style:style>
    <style:style style:name="ro3" style:family="table-row">
      <style:table-row-properties style:row-height="19.7756in" fo:break-before="auto" style:use-optimal-row-height="true"/>
    </style:style>
    <style:style style:name="ro4" style:family="table-row">
      <style:table-row-properties style:row-height="15.1016in" fo:break-before="auto" style:use-optimal-row-height="true"/>
    </style:style>
    <style:style style:name="ro5" style:family="table-row">
      <style:table-row-properties style:row-height="13.8748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ro7" style:family="table-row">
      <style:table-row-properties style:row-height="10.9035in" fo:break-before="auto" style:use-optimal-row-height="true"/>
    </style:style>
    <style:style style:name="ro8" style:family="table-row">
      <style:table-row-properties style:row-height="6.2567in" fo:break-before="auto" style:use-optimal-row-height="true"/>
    </style:style>
    <style:style style:name="ro9" style:family="table-row">
      <style:table-row-properties style:row-height="13.8575in" fo:break-before="auto" style:use-optimal-row-height="true"/>
    </style:style>
    <style:style style:name="ro10" style:family="table-row">
      <style:table-row-properties style:row-height="9.8323in" fo:break-before="auto" style:use-optimal-row-height="true"/>
    </style:style>
    <style:style style:name="ro11" style:family="table-row">
      <style:table-row-properties style:row-height="14.3236in" fo:break-before="auto" style:use-optimal-row-height="true"/>
    </style:style>
    <style:style style:name="ro12" style:family="table-row">
      <style:table-row-properties style:row-height="8.5717in" fo:break-before="auto" style:use-optimal-row-height="true"/>
    </style:style>
    <style:style style:name="ro13" style:family="table-row">
      <style:table-row-properties style:row-height="6.7055in" fo:break-before="auto" style:use-optimal-row-height="true"/>
    </style:style>
    <style:style style:name="ro14" style:family="table-row">
      <style:table-row-properties style:row-height="9.5213in" fo:break-before="auto" style:use-optimal-row-height="true"/>
    </style:style>
    <style:style style:name="ro15" style:family="table-row">
      <style:table-row-properties style:row-height="7.4835in" fo:break-before="auto" style:use-optimal-row-height="true"/>
    </style:style>
    <style:style style:name="ro16" style:family="table-row">
      <style:table-row-properties style:row-height="11.0591in" fo:break-before="auto" style:use-optimal-row-height="true"/>
    </style:style>
    <style:style style:name="ro17" style:family="table-row">
      <style:table-row-properties style:row-height="4.5291in" fo:break-before="auto" style:use-optimal-row-height="true"/>
    </style:style>
    <style:style style:name="ro18" style:family="table-row">
      <style:table-row-properties style:row-height="12.6138in" fo:break-before="auto" style:use-optimal-row-height="true"/>
    </style:style>
    <style:style style:name="ro19" style:family="table-row">
      <style:table-row-properties style:row-height="21.6417in" fo:break-before="auto" style:use-optimal-row-height="true"/>
    </style:style>
    <style:style style:name="ro20" style:family="table-row">
      <style:table-row-properties style:row-height="11.3701in" fo:break-before="auto" style:use-optimal-row-height="true"/>
    </style:style>
    <style:style style:name="ro21" style:family="table-row">
      <style:table-row-properties style:row-height="17.4437in" fo:break-before="auto" style:use-optimal-row-height="true"/>
    </style:style>
    <style:style style:name="ro22" style:family="table-row">
      <style:table-row-properties style:row-height="19.6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 style:font-name-complex="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novation day</text:p>
          </table:table-cell>
          <table:table-cell office:value-type="string" calcext:value-type="string">
            <text:p>Team name</text:p>
          </table:table-cell>
          <table:table-cell table:style-name="Default" office:value-type="string" calcext:value-type="string">
            <text:p>Team members</text:p>
          </table:table-cell>
          <table:table-cell office:value-type="string" calcext:value-type="string">
            <text:p>Presentation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dience Booster</text:p>
          </table:table-cell>
          <table:table-cell office:value-type="string" calcext:value-type="string">
            <text:p><text:span text:style-name="T3">Tom Flanagan;Saket Mengle;Sunanda Parthasarathy;Tom Rue;Amelio Vazquez-Reina</text:span></text:p>
            <text:p/>
          </table:table-cell>
          <table:table-cell office:value-type="string" calcext:value-type="string">
            <text:p>Audience Booster</text:p>
            <text:p>Classic</text:p>
            <text:p>Semi-Finals Session</text:p>
            <text:p>In alphabetical order:</text:p>
            <text:p>Tom Flanagan</text:p>
            <text:p>Saket Mengle</text:p>
            <text:p>Sunanda Parthasarathy</text:p>
            <text:p>Tom Rue</text:p>
            <text:p>Amelio Vazquez-Reina</text:p>
            <text:p>Confidential |</text:p>
            <text:p/>
            <text:p>More Audience Scale = More Net Revenue</text:p>
            <text:p>Problem:</text:p>
            <text:p>Solution:</text:p>
            <text:p>Situation:</text:p>
            <text:p>• Develop</text:p>
            <text:p>Audience</text:p>
            <text:p>ascale</text:p>
            <text:p>profileis</text:p>
            <text:p>limited</text:p>
            <text:p>everyaudiences</text:p>
            <text:p>user we see</text:p>
            <text:p>Marketers</text:p>
            <text:p>want</text:p>
            <text:p>toof</text:p>
            <text:p>reach</text:p>
            <text:p>• Leverage</text:p>
            <text:p>And therefore</text:p>
            <text:p>types</text:p>
            <text:p>DataXu</text:p>
            <text:p>scale</text:p>
            <text:p>atisour</text:p>
            <text:p>limited</text:p>
            <text:p>disposal</text:p>
            <text:p>they’llall</text:p>
            <text:p>pay</text:p>
            <text:p>a lotofofdata</text:p>
            <text:p>money</text:p>
            <text:p>to</text:p>
            <text:p>do</text:p>
            <text:p>so</text:p>
            <text:p>• Expand</text:p>
            <text:p>We</text:p>
            <text:p>miss</text:p>
            <text:p>audiences</text:p>
            <text:p>many</text:p>
            <text:p>revenue</text:p>
            <text:p>without</text:p>
            <text:p>opportunities</text:p>
            <text:p>losing accuracy</text:p>
            <text:p>Think:</text:p>
            <text:p>TV</text:p>
            <text:p>money</text:p>
            <text:p/>
            <text:p>Confidential |</text:p>
            <text:p/>
            <text:p>User Profiles Powered by All Our Data</text:p>
            <text:p>John Doe</text:p>
            <text:p>Buying Characteristics</text:p>
            <text:p/>
            <text:p>User ID</text:p>
            <text:p>Device ID</text:p>
            <text:p>HH ID</text:p>
            <text:p>TapAd ID</text:p>
            <text:p/>
            <text:p>30-50</text:p>
            <text:p>yrs</text:p>
            <text:p/>
            <text:p>Browsing Characteristics</text:p>
            <text:p/>
            <text:p>$</text:p>
            <text:p/>
            <text:p>3rd Party Segments</text:p>
            <text:p/>
            <text:p>$$$</text:p>
            <text:p/>
            <text:p>&gt;$100K</text:p>
            <text:p/>
            <text:p>Confidential |</text:p>
            <text:p/>
            <text:p>How Do Footprints Boost Audience Scale?</text:p>
            <text:p/>
            <text:p>Confidential |</text:p>
            <text:p/>
            <text:p>Proof of Concept</text:p>
            <text:p>Challenge:</text:p>
            <text:p>Boost 10 household income audiences</text:p>
            <text:p>In</text:p>
            <text:p>other words…</text:p>
            <text:p>– Input:</text:p>
            <text:p>• 10,000 users</text:p>
            <text:p>3X</text:p>
            <text:p>rd</text:p>
            <text:p>• Purchase history &amp; 3 party data (top 100 segments)</text:p>
            <text:p/>
            <text:p>IT WORKS</text:p>
            <text:p/>
            <text:p>– Machine Learning Methodology:</text:p>
            <text:p/>
            <text:p>Boosted</text:p>
            <text:p>Audience</text:p>
            <text:p/>
            <text:p>• Linear SVMs, Stratified CV with 25/75 split, grid search of 100 points</text:p>
            <text:p/>
            <text:p>– Results:</text:p>
            <text:p/>
            <text:p>Audience</text:p>
            <text:p/>
            <text:p>• 300% of guaranteed audience boosting with 85%+ precision</text:p>
            <text:p/>
            <text:p>Confidential |</text:p>
            <text:p/>
            <text:p>Why Vote for Audience Booster?</text:p>
            <text:p>• We fail to spend $150-$300K booked revenue each month</text:p>
            <text:p>• This is a proprietary and differentiating capability</text:p>
            <text:p>• This can be live, in market, boosting revenue, in 2 weeks</text:p>
            <text:p/>
            <text:p>Confidential |</text:p>
            <text:p/>
            <text:p/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ataBooHooHoo</text:p>
          </table:table-cell>
          <table:table-cell office:value-type="string" calcext:value-type="string">
            <text:p>Aaron Ledwith;Caitlin Flanagan;Lauren Docktor;Samantha Wong;Stephanie Cheung;Kerry McCarthy</text:p>
          </table:table-cell>
          <table:table-cell office:value-type="string" calcext:value-type="string">
            <text:p>DataBooHooHoo</text:p>
            <text:p>Classic</text:p>
            <text:p>Semi-Finals Session</text:p>
            <text:p>Aaron Ledwith</text:p>
            <text:p>Caitlin Flanagan</text:p>
            <text:p>Lauren Docktor</text:p>
            <text:p>Samantha Wong</text:p>
            <text:p>Stephanie Cheung</text:p>
            <text:p>Kerry McCarthy (Consultant)</text:p>
            <text:p>Confidential | 1</text:p>
            <text:p/>
            <text:p>Day Care Matters for People Strategy</text:p>
            <text:p>RECRUIT TALENT</text:p>
            <text:p/>
            <text:p>IMPROVE RETENTION</text:p>
            <text:p></text:p>
            <text:p/>
            <text:p>90% report that child care is</text:p>
            <text:p>important in staying at an</text:p>
            <text:p>organization</text:p>
            <text:p/>
            <text:p></text:p>
            <text:p/>
            <text:p>88% report that it is important</text:p>
            <text:p>when RETURNING to a company</text:p>
            <text:p>after birth/adoption of a child</text:p>
            <text:p/>
            <text:p></text:p>
            <text:p/>
            <text:p>Child care options reduces</text:p>
            <text:p>turnover of employees with</text:p>
            <text:p>children by 50%</text:p>
            <text:p/>
            <text:p></text:p>
            <text:p/>
            <text:p>More than 1 in 7 indicate they</text:p>
            <text:p>have turned down a job offer to</text:p>
            <text:p>maintain access to an employeesponsored child care center.</text:p>
            <text:p/>
            <text:p></text:p>
            <text:p/>
            <text:p>84% of those with children agree</text:p>
            <text:p>that childcare benefits influence</text:p>
            <text:p>their employment decision</text:p>
            <text:p/>
            <text:p></text:p>
            <text:p/>
            <text:p>Over 50% of those without</text:p>
            <text:p>children agree that child care</text:p>
            <text:p>benefits influence their</text:p>
            <text:p>employment decision</text:p>
            <text:p/>
            <text:p>IMPROVE PRODUCTIVITY</text:p>
            <text:p></text:p>
            <text:p/>
            <text:p>95% say employer-sponsored child</text:p>
            <text:p>care enables them to concentrate on</text:p>
            <text:p>the job and family responsibilities</text:p>
            <text:p/>
            <text:p></text:p>
            <text:p/>
            <text:p>93% say it enables them to meet job</text:p>
            <text:p>expectations</text:p>
            <text:p/>
            <text:p></text:p>
            <text:p/>
            <text:p>87% of respondents say access to</text:p>
            <text:p>childcare enhances their productivity</text:p>
            <text:p/>
            <text:p></text:p>
            <text:p/>
            <text:p>79% say it enables them to volunteer</text:p>
            <text:p>for things not formally required of their</text:p>
            <text:p>job</text:p>
            <text:p/>
            <text:p>Sources: (1) Investment Impact Study by the Consulting Practice at Bright Horizons Family Solutions; (2) The Lasting Impact of EmployerConfidential | 2</text:p>
            <text:p>Sponsored Child Care Centers</text:p>
            <text:p/>
            <text:p>Day Care Matters for DataXu</text:p>
            <text:p>15%</text:p>
            <text:p/>
            <text:p>DataXu employees who have at least one child under 5 years of age.</text:p>
            <text:p/>
            <text:p>90%</text:p>
            <text:p/>
            <text:p>DataXu employees with children who would be interested in enrolling</text:p>
            <text:p>in corporate day care benefits</text:p>
            <text:p/>
            <text:p>45%</text:p>
            <text:p/>
            <text:p>DataXu employees who do not currently have children but plan to</text:p>
            <text:p>have children within the next 5 years</text:p>
            <text:p/>
            <text:p>65%</text:p>
            <text:p/>
            <text:p>DataXu employees who plan to have children within the next 5 years</text:p>
            <text:p>would be interested in enrolling in corporate day care benefits</text:p>
            <text:p>Confidential | 3</text:p>
            <text:p/>
            <text:p>Bright Horizons</text:p>
            <text:p>•</text:p>
            <text:p>•</text:p>
            <text:p>•</text:p>
            <text:p>•</text:p>
            <text:p/>
            <text:p>Selected because of availability &amp; convenience in Boston, NYC, Chicago, San Francisco and</text:p>
            <text:p>Detroit</text:p>
            <text:p>Innovative company, like ourselves, offer “a solution” recognized nationally for daycare and child</text:p>
            <text:p>services (daily, weekly, back-up)</text:p>
            <text:p>Extremely reputable</text:p>
            <text:p>Extended service offering</text:p>
            <text:p/>
            <text:p>Confidential | 4</text:p>
            <text:p/>
            <text:p>10% Discount for DX Employees</text:p>
            <text:p>Without the discount, DataXu</text:p>
            <text:p>employees will pay in aggregate</text:p>
            <text:p>$1,047,060/year</text:p>
            <text:p>With the discount, DataXu</text:p>
            <text:p>employees will pay in aggregate</text:p>
            <text:p>$942,354/year</text:p>
            <text:p>Savings are:</text:p>
            <text:p>$8,726/month</text:p>
            <text:p/>
            <text:p>Confidential | 5</text:p>
            <text:p/>
            <text:p/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ogFooding</text:p>
          </table:table-cell>
          <table:table-cell office:value-type="string" calcext:value-type="string">
            <text:p>Graham Baecher;Misha Sidorsky</text:p>
          </table:table-cell>
          <table:table-cell office:value-type="string" calcext:value-type="string">
            <text:p>DogFooding</text:p>
            <text:p>Classic</text:p>
            <text:p>Semi-Finals Session</text:p>
            <text:p>Graham Baecher</text:p>
            <text:p>Misha Sidorsky</text:p>
            <text:p/>
            <text:p>Confidential | 1</text:p>
            <text:p/>
            <text:p>THE</text:p>
            <text:p>THE FOLLOWING</text:p>
            <text:p>FOLLOWING INNOVATION</text:p>
            <text:p>INNOVATION HAS</text:p>
            <text:p>HAS BEEN</text:p>
            <text:p>BEEN APPROVED</text:p>
            <text:p>APPROVED</text:p>
            <text:p>FOR</text:p>
            <text:p>FOR ALL</text:p>
            <text:p>ALL ENGINEERS</text:p>
            <text:p>ENGINEERS</text:p>
            <text:p>BY</text:p>
            <text:p>BY THE</text:p>
            <text:p>THE RECRUITING</text:p>
            <text:p>RECRUITING AND</text:p>
            <text:p>AND ENGINEERING</text:p>
            <text:p>ENGINEERING LEADERSHIP</text:p>
            <text:p>LEADERSHIP OF</text:p>
            <text:p>OF DATAXU</text:p>
            <text:p>DATAXU</text:p>
            <text:p/>
            <text:p>THE</text:p>
            <text:p>THE INNOVATION</text:p>
            <text:p>INNOVATION HAS</text:p>
            <text:p>HAS BEEN</text:p>
            <text:p>BEEN RATED</text:p>
            <text:p>RATED</text:p>
            <text:p/>
            <text:p>OBV</text:p>
            <text:p/>
            <text:p>OBVIOUSLY GOOD PLAN FOR DATAXU</text:p>
            <text:p/>
            <text:p>Material Has Been Deemed Appropriate For New Hires</text:p>
            <text:p/>
            <text:p>IMPROVED PRODUCT DEVELOPMENT,</text:p>
            <text:p>UNDERSTANDING, AND SATISFACTION</text:p>
            <text:p>www.inno-ratings.com</text:p>
            <text:p>Confidential | 2</text:p>
            <text:p/>
            <text:p>{</text:p>
            <text:p>}</text:p>
            <text:p/>
            <text:p>“Try doing the job your application</text:p>
            <text:p>is supposed to support. This is a</text:p>
            <text:p>fantastic way to uncover reality.”</text:p>
            <text:p>– Alan Cooper, The Inmates Are</text:p>
            <text:p>Running the Asylum</text:p>
            <text:p/>
            <text:p>“Developers who do not use their</text:p>
            <text:p>own software on a regular basis are</text:p>
            <text:p>often unable to understand the</text:p>
            <text:p>problems users face.” – PC Magazine</text:p>
            <text:p/>
            <text:p>“Software developers who use their</text:p>
            <text:p>own software are forced to see</text:p>
            <text:p>firsthand what the user experience of</text:p>
            <text:p>their application is like.” – DevIQ</text:p>
            <text:p/>
            <text:p>DogFooding</text:p>
            <text:p>you are what you eat</text:p>
            <text:p/>
            <text:p>Confidential | 3</text:p>
            <text:p/>
            <text:p>Starring:</text:p>
            <text:p>ENGINEERS as THE CAMPAIGN MANAGER</text:p>
            <text:p>Motivated by MBO bonuses for flawlessly executing their campaigns,</text:p>
            <text:p>the engineers must use their own product to find potential hires,</text:p>
            <text:p>driving clicks and actions on the DataXū Careers page.</text:p>
            <text:p/>
            <text:p>Confidential | 4</text:p>
            <text:p/>
            <text:p>Co­starring:</text:p>
            <text:p>MANAGED SERVICES as THE</text:p>
            <text:p/>
            <text:p>MENTOR</text:p>
            <text:p/>
            <text:p>-and-</text:p>
            <text:p/>
            <text:p>HUMAN RESOURCES as THE</text:p>
            <text:p/>
            <text:p>CUSTOMER</text:p>
            <text:p/>
            <text:p>As Mentors, Managed Services volunteers will be</text:p>
            <text:p>available to help Engineers with campaign</text:p>
            <text:p>management, while HR will demand results.</text:p>
            <text:p/>
            <text:p>Confidential | 5</text:p>
            <text:p/>
            <text:p/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eoha$h for Ca$h</text:p>
          </table:table-cell>
          <table:table-cell office:value-type="string" calcext:value-type="string">
            <text:p>Dan Caddigan;Adam Markey;Joe Procacci;James Rhee;Sudeep Setlur</text:p>
          </table:table-cell>
          <table:table-cell office:value-type="string" calcext:value-type="string">
            <text:p>Geoha$h for Ca$h</text:p>
            <text:p>GSD</text:p>
            <text:p>Semi-Finals Session</text:p>
            <text:p>Dan Caddigan</text:p>
            <text:p>Adam Markey</text:p>
            <text:p>Joe Procacci</text:p>
            <text:p>James Rhee</text:p>
            <text:p>Sudeep Setlur</text:p>
            <text:p>Confidential | 1</text:p>
            <text:p/>
            <text:p>The Core Problem</text:p>
            <text:p>I want to target potential customers within 10 meters of a Dunkin Donuts or Starbucks.</text:p>
            <text:p/>
            <text:p>• Our Answer Now: We’ll target the zip code that the</text:p>
            <text:p>customer is in!</text:p>
            <text:p>• Our Answer Should Be: Of course! How much money</text:p>
            <text:p>would you like to invest? $$$$</text:p>
            <text:p/>
            <text:p>Goals</text:p>
            <text:p>Our Opportunity</text:p>
            <text:p>The</text:p>
            <text:p/>
            <text:p>1. Geo Fencing / “Lat / Long” is the #1 requested mobile feature by field teams</text:p>
            <text:p/>
            <text:p>1. Geo Fencing / “Lat / Long” is the #1 requested mobile feature by field teams</text:p>
            <text:p>1. EASY</text:p>
            <text:p>Pointforof</text:p>
            <text:p>(POI)</text:p>
            <text:p>2. This –</text:p>
            <text:p>is a Target</text:p>
            <text:p>perfect feature</text:p>
            <text:p>ourInterest</text:p>
            <text:p>largest clients</text:p>
            <text:p>(Tier lists</text:p>
            <text:p>2 Auto,directly</text:p>
            <text:p>CPG etc..)in the UI</text:p>
            <text:p>3. Mobile</text:p>
            <text:p>requests are now</text:p>
            <text:p>of our</text:p>
            <text:p>impressions</text:p>
            <text:p>2. FAST</text:p>
            <text:p>– Thousands</text:p>
            <text:p>of40%</text:p>
            <text:p>POIs</text:p>
            <text:p>@ incoming</text:p>
            <text:p>Real Time</text:p>
            <text:p>Speed with 70% of them having</text:p>
            <text:p>lat/long data – this should scale!</text:p>
            <text:p>4. Geofencing is considered</text:p>
            <text:p>stakesfor</text:p>
            <text:p>by certain</text:p>
            <text:p>agenciesand</text:p>
            <text:p>(zimmerman</text:p>
            <text:p>as an example)</text:p>
            <text:p>3. FOUNDATIONAL</text:p>
            <text:p>–table</text:p>
            <text:p>Platform</text:p>
            <text:p>innovation</text:p>
            <text:p>future revenue</text:p>
            <text:p>5. At least 3.5 MM gross revenue is accessible right now if we had the feature!</text:p>
            <text:p>capture</text:p>
            <text:p>6. By 2018 Mobile Advertising will be a $76.57 billion market (38% CAGR)</text:p>
            <text:p/>
            <text:p>Confidential | 2</text:p>
            <text:p/>
            <text:p>The Key: Geohashing</text:p>
            <text:p>Geohashing subdivides the world into buckets of various sizes</text:p>
            <text:p/>
            <text:p>Imagine the world divided into</text:p>
            <text:p>32 equal pieces – New York</text:p>
            <text:p>City is in section “D”</text:p>
            <text:p/>
            <text:p>When you split the grid again,</text:p>
            <text:p>New York is in Section “DR”.</text:p>
            <text:p>The length of the string is</text:p>
            <text:p>called the “resolution”</text:p>
            <text:p/>
            <text:p>At a “resolution” of 5, New</text:p>
            <text:p>York City resolves to</text:p>
            <text:p>“DR5RU” with 2.4 KM</text:p>
            <text:p>“radius”</text:p>
            <text:p/>
            <text:p>Confidential | 3</text:p>
            <text:p/>
            <text:p>Our Solution</text:p>
            <text:p> EASY – Target Point of Interest (POI) lists directly in the UI</text:p>
            <text:p> We’ll show you a demo</text:p>
            <text:p> FAST – Thousands of POIs @ Real Time Speed</text:p>
            <text:p> Geohash algorithm provides linear lookup times that are essential</text:p>
            <text:p>for RTB. It makes a radius target as quick as a zip code or audience</text:p>
            <text:p>look-up.</text:p>
            <text:p> Current design can support 1 million targeted POIs across the</text:p>
            <text:p>system (thousands per flight)</text:p>
            <text:p> FOUNDATIONAL – Platform for innovation and future revenue</text:p>
            <text:p>capture</text:p>
            <text:p> Targeting UI is written in our foundational UI framework Angular</text:p>
            <text:p/>
            <text:p>Confidential | 4</text:p>
            <text:p/>
            <text:p>Workflow and Demo</text:p>
            <text:p>Additional</text:p>
            <text:p>Additional Client</text:p>
            <text:p>Client Requirements</text:p>
            <text:p>Requirements</text:p>
            <text:p>1.</text:p>
            <text:p>1.</text:p>
            <text:p/>
            <text:p>Excel</text:p>
            <text:p>Excel of</text:p>
            <text:p>of Addresses</text:p>
            <text:p>Addresses or</text:p>
            <text:p>or Lat/Long</text:p>
            <text:p>Lat/Long Coordinates</text:p>
            <text:p>Coordinates</text:p>
            <text:p>a.</text:p>
            <text:p>a.</text:p>
            <text:p/>
            <text:p>2.</text:p>
            <text:p>2.</text:p>
            <text:p/>
            <text:p>IfIf details</text:p>
            <text:p>details unknown,</text:p>
            <text:p>unknown, additional</text:p>
            <text:p>additional research</text:p>
            <text:p>research required</text:p>
            <text:p>required by</text:p>
            <text:p>by DX</text:p>
            <text:p>DX (SOPS)</text:p>
            <text:p>(SOPS)</text:p>
            <text:p/>
            <text:p>Maximum</text:p>
            <text:p>Maximum acceptable</text:p>
            <text:p>acceptable targeting</text:p>
            <text:p>targeting radius</text:p>
            <text:p>radius (in</text:p>
            <text:p>(in meters)</text:p>
            <text:p>meters)</text:p>
            <text:p/>
            <text:p>Self-Service</text:p>
            <text:p>Self-Service Process</text:p>
            <text:p>Process</text:p>
            <text:p/>
            <text:p>MS</text:p>
            <text:p>MS Process</text:p>
            <text:p>Process</text:p>
            <text:p/>
            <text:p>1.</text:p>
            <text:p>1. Client</text:p>
            <text:p>Client obtains</text:p>
            <text:p>obtains LDS</text:p>
            <text:p>LDS Course</text:p>
            <text:p>Course DX1337</text:p>
            <text:p>DX1337</text:p>
            <text:p>Certification</text:p>
            <text:p>Certification</text:p>
            <text:p>2.</text:p>
            <text:p>2. SEA</text:p>
            <text:p>SEA enables</text:p>
            <text:p>enables Feature</text:p>
            <text:p>Feature in</text:p>
            <text:p>in UI</text:p>
            <text:p>UI for</text:p>
            <text:p>for usage</text:p>
            <text:p>usage</text:p>
            <text:p/>
            <text:p>1.</text:p>
            <text:p>1.</text:p>
            <text:p/>
            <text:p>a.</text:p>
            <text:p>a. KB</text:p>
            <text:p>KB articles</text:p>
            <text:p>articles with</text:p>
            <text:p>with resources</text:p>
            <text:p>resources and</text:p>
            <text:p>and user</text:p>
            <text:p>user tips</text:p>
            <text:p>tips</text:p>
            <text:p>available</text:p>
            <text:p>available (future</text:p>
            <text:p>(future update)</text:p>
            <text:p>update)</text:p>
            <text:p/>
            <text:p>2.</text:p>
            <text:p>2.</text:p>
            <text:p/>
            <text:p>At</text:p>
            <text:p>At campaign</text:p>
            <text:p>campaign or</text:p>
            <text:p>or flight</text:p>
            <text:p>flight level,</text:p>
            <text:p>level, select</text:p>
            <text:p>select</text:p>
            <text:p>“Geofence</text:p>
            <text:p>“Geofence Targeting”</text:p>
            <text:p>Targeting” option</text:p>
            <text:p>option</text:p>
            <text:p>CS</text:p>
            <text:p>CS inputs</text:p>
            <text:p>inputs CSV</text:p>
            <text:p>CSV and</text:p>
            <text:p>and targeting</text:p>
            <text:p>targeting radius</text:p>
            <text:p>radius into</text:p>
            <text:p>into</text:p>
            <text:p>UI</text:p>
            <text:p>UI</text:p>
            <text:p>a.</text:p>
            <text:p>a. Validate</text:p>
            <text:p>Validate output</text:p>
            <text:p>output visual</text:p>
            <text:p>visual inspection</text:p>
            <text:p>inspection</text:p>
            <text:p>b.</text:p>
            <text:p>b.</text:p>
            <text:p/>
            <text:p>GA</text:p>
            <text:p>GA will</text:p>
            <text:p>will contain</text:p>
            <text:p>contain Error</text:p>
            <text:p>Error Messaging</text:p>
            <text:p>Messaging</text:p>
            <text:p>Confidential | 5</text:p>
            <text:p/>
            <text:p>Next Steps</text:p>
            <text:p>For Beta Testing</text:p>
            <text:p>For GA</text:p>
            <text:p>For Future Profit!</text:p>
            <text:p>• Publish trafficking</text:p>
            <text:p>• Reporting</text:p>
            <text:p>• Geofence Aware</text:p>
            <text:p>documentation</text:p>
            <text:p>optimization and</text:p>
            <text:p>– Custom query - “POI”</text:p>
            <text:p>• Save geofence targets</text:p>
            <text:p>bidding</text:p>
            <text:p>selection to display</text:p>
            <text:p>Address</text:p>
            <text:p>in UI</text:p>
            <text:p>• Geofence Audiences</text:p>
            <text:p>• KB articles for</text:p>
            <text:p>• Have RTS read</text:p>
            <text:p>• ??? Next innovation</text:p>
            <text:p>resources and how to</text:p>
            <text:p>geofence data</text:p>
            <text:p>day ???</text:p>
            <text:p>– Including repository of</text:p>
            <text:p>• Update lucene index to</text:p>
            <text:p>client specific lat/long</text:p>
            <text:p>include geofences</text:p>
            <text:p>tables</text:p>
            <text:p>• Integration and load</text:p>
            <text:p>test</text:p>
            <text:p>Confidential | 6</text:p>
            <text:p/>
            <text:p/>
          </table:table-cell>
          <table:table-cell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ll About that Pace</text:p>
          </table:table-cell>
          <table:table-cell office:value-type="string" calcext:value-type="string">
            <text:p>Adam Gurin;Stacy Hanstad;Tonya Montella;Amanda Kimball;Joe Procacci</text:p>
          </table:table-cell>
          <table:table-cell office:value-type="string" calcext:value-type="string">
            <text:p>All About That PACE.. No Trouble</text:p>
            <text:p>To make you laugh</text:p>
            <text:p>Semi-Finals Session</text:p>
            <text:p>Adam Gurin</text:p>
            <text:p>Stacy Hanstad</text:p>
            <text:p>Tonya Montella</text:p>
            <text:p>Amanda Kimball</text:p>
            <text:p>Joe Procacci</text:p>
            <text:p>Confidential | 1</text:p>
            <text:p/>
            <text:p>Drop that beat, yo!</text:p>
            <text:p/>
            <text:p>Confidential | 2</text:p>
            <text:p/>
            <text:p/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District 13</text:p>
          </table:table-cell>
          <table:table-cell office:value-type="string" calcext:value-type="string">
            <text:p>Kevin Mahoney;Lauren Masterson;Keri Medeiros;Julie Monaghan;Carly Rauh</text:p>
          </table:table-cell>
          <table:table-cell office:value-type="string" calcext:value-type="string">
            <text:p>District 13</text:p>
            <text:p>GSD</text:p>
            <text:p>Semi-Finals Session</text:p>
            <text:p>Kevin Mahoney</text:p>
            <text:p>Lauren Masterson</text:p>
            <text:p>Keri Medeiros</text:p>
            <text:p>Julie Monaghan</text:p>
            <text:p>Carly Rauh</text:p>
            <text:p>Confidential | 1</text:p>
            <text:p/>
            <text:p>Innovation Project Portal</text:p>
            <text:p>• District 13 – uninhabitable, forgotten</text:p>
            <text:p>• These ideas are all living under the surface –</text:p>
            <text:p>waiting to be revitalized!</text:p>
            <text:p>• A centralized project management tool to house and</text:p>
            <text:p>track all past Innovation Day projects</text:p>
            <text:p>• Expands Innovation culture past Innovation Day!</text:p>
            <text:p/>
            <text:p>Confidential | 2</text:p>
            <text:p/>
            <text:p>Demand</text:p>
            <text:p/>
            <text:p>Everyone liked the idea – it</text:p>
            <text:p>just fizzled out!</text:p>
            <text:p/>
            <text:p>It did not make the finals… I</text:p>
            <text:p>still think it’s an interesting</text:p>
            <text:p>idea.</text:p>
            <text:p/>
            <text:p>Fizzling!</text:p>
            <text:p>Confidential | 3</text:p>
            <text:p/>
            <text:p>The Portal</text:p>
            <text:p/>
            <text:p>Confidential | 4</text:p>
            <text:p/>
            <text:p>Maintenance </text:p>
            <text:p>• Innovation Day</text:p>
            <text:p> Draft Innovation Day idea</text:p>
            <text:p>content</text:p>
            <text:p> Upload project description to</text:p>
            <text:p>the Portal</text:p>
            <text:p> Submit prior to presenting</text:p>
            <text:p>on Innovation Day</text:p>
            <text:p> Judging panel to ensure</text:p>
            <text:p>description of project will be</text:p>
            <text:p>understood by DX team</text:p>
            <text:p>members across</text:p>
            <text:p>departments</text:p>
            <text:p/>
            <text:p>• Innovation Year</text:p>
            <text:p> Judging panel to list winners</text:p>
            <text:p>in the Portal</text:p>
            <text:p> Parties working on the</text:p>
            <text:p>project to provide status</text:p>
            <text:p>updates in the Portal</text:p>
            <text:p> Completed projects to be</text:p>
            <text:p>documented</text:p>
            <text:p/>
            <text:p>Confidential | 5</text:p>
            <text:p/>
            <text:p>Benefits</text:p>
            <text:p>• Foster innovative ideas year round!</text:p>
            <text:p>• Collaboration across teams/departments</text:p>
            <text:p>• Morale boost – just because it didn’t win Innovation Day</text:p>
            <text:p>doesn’t mean the idea isn’t worth exploring!</text:p>
            <text:p/>
            <text:p>Confidential | 6</text:p>
            <text:p/>
            <text:p/>
          </table:table-cell>
          <table:table-cell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how me da $$$</text:p>
          </table:table-cell>
          <table:table-cell office:value-type="string" calcext:value-type="string">
            <text:p>Maria Martinez Diaz</text:p>
          </table:table-cell>
          <table:table-cell office:value-type="string" calcext:value-type="string">
            <text:p>Innovation Day #9</text:p>
            <text:p>Team: Show Me the $$$</text:p>
            <text:p>(Payee ID)</text:p>
            <text:p>Members: Maria Martinez Diaz</text:p>
            <text:p/>
            <text:p>Fraudsters are Sneaky…</text:p>
            <text:p>To hide activity on exchanges they will:</text:p>
            <text:p>• Create fake user profiles</text:p>
            <text:p>• Support multiple seller aliases</text:p>
            <text:p>• Move inventory into multiple pub IDs</text:p>
            <text:p>• Convince networks to carry their bot</text:p>
            <text:p>traffic</text:p>
            <text:p>• Switch exchanges multiple times</text:p>
            <text:p/>
            <text:p>Creating a Whack­a­mole ecosystem</text:p>
            <text:p>Confidential | 2</text:p>
            <text:p/>
            <text:p>What if we follow the Money?</text:p>
            <text:p>Proposal: PayeeID. An ID that identifies</text:p>
            <text:p>the sole entity that is paid for any sold</text:p>
            <text:p>impression.</text:p>
            <text:p>• Persistent</text:p>
            <text:p>• Universal</text:p>
            <text:p>• Clarifies Hierarchy</text:p>
            <text:p>Payee ID</text:p>
            <text:p/>
            <text:p>Confidential | 3</text:p>
            <text:p/>
            <text:p>How Would it Work?</text:p>
            <text:p>Da</text:p>
            <text:p>ily</text:p>
            <text:p>and push</text:p>
            <text:p>Pu of ne</text:p>
            <text:p>bI</text:p>
            <text:p>w</text:p>
            <text:p>loo D has TaxID</text:p>
            <text:p>kup h o</text:p>
            <text:p>r</text:p>
            <text:p/>
            <text:p>OpenRTB Bid</text:p>
            <text:p>Request Includes</text:p>
            <text:p>Pub ID</text:p>
            <text:p/>
            <text:p>SpotX</text:p>
            <text:p/>
            <text:p>SSP</text:p>
            <text:p>Cha obtains</text:p>
            <text:p>rgeb</text:p>
            <text:p>P</text:p>
            <text:p>ack ayee</text:p>
            <text:p>Sco</text:p>
            <text:p>re</text:p>
            <text:p>st</text:p>
            <text:p>ts</text:p>
            <text:p>os que</text:p>
            <text:p>p</text:p>
            <text:p>r ” re or</text:p>
            <text:p>ye</text:p>
            <text:p>Bu back ubID re</text:p>
            <text:p>P co</text:p>
            <text:p>e</text:p>
            <text:p>arg with ts s</text:p>
            <text:p>h</text:p>
            <text:p>c</text:p>
            <text:p>g</text:p>
            <text:p>“ la ues</text:p>
            <text:p>f</text:p>
            <text:p>req</text:p>
            <text:p/>
            <text:p>DataXU</text:p>
            <text:p/>
            <text:p>xID</text:p>
            <text:p>Ta r</text:p>
            <text:p>w o</text:p>
            <text:p>ne sh</text:p>
            <text:p>of ha</text:p>
            <text:p>h</text:p>
            <text:p>us b ID up</text:p>
            <text:p>p</text:p>
            <text:p>ily Pu look</text:p>
            <text:p>Da and</text:p>
            <text:p/>
            <text:p>ee</text:p>
            <text:p>ay re</text:p>
            <text:p>P</text:p>
            <text:p>co</text:p>
            <text:p>ns</text:p>
            <text:p>tai ck S</text:p>
            <text:p>b</text:p>
            <text:p>a</text:p>
            <text:p>o</text:p>
            <text:p>P geb</text:p>
            <text:p>S</text:p>
            <text:p>r</text:p>
            <text:p>S ha</text:p>
            <text:p>C</text:p>
            <text:p/>
            <text:p>Payee</text:p>
            <text:p>ID DB</text:p>
            <text:p/>
            <text:p>ee</text:p>
            <text:p>ay e</text:p>
            <text:p>P</text:p>
            <text:p>r</text:p>
            <text:p>ins Sco</text:p>
            <text:p>a</text:p>
            <text:p>t</text:p>
            <text:p>ob ck</text:p>
            <text:p>er eba</text:p>
            <text:p>y</text:p>
            <text:p>Bu harg</text:p>
            <text:p>C</text:p>
            <text:p/>
            <text:p>Casale</text:p>
            <text:p/>
            <text:p>Buy</text:p>
            <text:p>e</text:p>
            <text:p>Cha r obta</text:p>
            <text:p>rge ins P</text:p>
            <text:p>bac</text:p>
            <text:p>k S ayee</text:p>
            <text:p>c or</text:p>
            <text:p>e</text:p>
            <text:p/>
            <text:p>“ch Buy</text:p>
            <text:p>ar</text:p>
            <text:p>er</text:p>
            <text:p>flag gebac post</text:p>
            <text:p>s</text:p>
            <text:p>k</text:p>
            <text:p>w</text:p>
            <text:p>req ith P ” requ</text:p>
            <text:p>ues ub</text:p>
            <text:p>e</text:p>
            <text:p>ts s ID o st</text:p>
            <text:p>cor r</text:p>
            <text:p>e</text:p>
            <text:p/>
            <text:p>Tax ID</text:p>
            <text:p/>
            <text:p>SpotX</text:p>
            <text:p>(Pub ID)</text:p>
            <text:p/>
            <text:p>Casa</text:p>
            <text:p>le</text:p>
            <text:p/>
            <text:p>Turn</text:p>
            <text:p>Chargeback</text:p>
            <text:p>Requests</text:p>
            <text:p/>
            <text:p>DataXU</text:p>
            <text:p>Chargeback</text:p>
            <text:p>Requests</text:p>
            <text:p/>
            <text:p>Chargeb</text:p>
            <text:p>ack</text:p>
            <text:p>Score</text:p>
            <text:p/>
            <text:p>12-34567</text:p>
            <text:p/>
            <text:p>ABC999</text:p>
            <text:p/>
            <text:p>HIJL</text:p>
            <text:p>M</text:p>
            <text:p/>
            <text:p>1</text:p>
            <text:p/>
            <text:p>0</text:p>
            <text:p/>
            <text:p>50</text:p>
            <text:p/>
            <text:p>12-34568</text:p>
            <text:p/>
            <text:p>DEF111</text:p>
            <text:p/>
            <text:p>NOP</text:p>
            <text:p>Q</text:p>
            <text:p/>
            <text:p>1</text:p>
            <text:p/>
            <text:p>3</text:p>
            <text:p/>
            <text:p>100</text:p>
            <text:p/>
            <text:p>Turn</text:p>
            <text:p/>
            <text:p>Confidential | 4</text:p>
            <text:p/>
            <text:p>Why Does it Work</text:p>
            <text:p>Disincentive</text:p>
            <text:p>Kills Whack-a-mole option</text:p>
            <text:p>Increases Transparency</text:p>
            <text:p/>
            <text:p>Confidential | 5</text:p>
            <text:p/>
            <text:p>What has been done?</text:p>
            <text:p>• Industry Consortium</text:p>
            <text:p>• 3 Payee ID Meetings</text:p>
            <text:p>• Initial interest off from 3</text:p>
            <text:p>SSPs, 3 DSPs</text:p>
            <text:p>Next Steps:</text:p>
            <text:p>• Further feasibility Testing</text:p>
            <text:p>• Identifying host</text:p>
            <text:p>Confidential | 6</text:p>
            <text:p/>
            <text:p/>
          </table:table-cell>
          <table:table-cell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Siping Liu</text:p>
          </table:table-cell>
          <table:table-cell office:value-type="string" calcext:value-type="string">
            <text:p>Bullseye</text:p>
            <text:p>Classic</text:p>
            <text:p>Semi-Finals Session</text:p>
            <text:p>Siping Liu</text:p>
            <text:p/>
            <text:p>Confidential | 1</text:p>
            <text:p/>
            <text:p>Tracking user by publisher domain</text:p>
            <text:p>•</text:p>
            <text:p>•</text:p>
            <text:p/>
            <text:p>•</text:p>
            <text:p>•</text:p>
            <text:p/>
            <text:p>In RTS bidding, we see what website user is on</text:p>
            <text:p>Some of the popular websites map directly to IAB categories and are</text:p>
            <text:p>valuable for advertisers in ad targeting. For instance:</text:p>
            <text:p>– Cars.com -&gt; IAB2</text:p>
            <text:p>– Expedia.com -&gt; IAB20</text:p>
            <text:p>– Zillow.com -&gt; IAB21</text:p>
            <text:p>Some websites can be indirectly mapped: nfl.com -&gt; sports car, bridal sites</text:p>
            <text:p>-&gt; real estate</text:p>
            <text:p>Find campaign flights that target the content channel in future user visits</text:p>
            <text:p/>
            <text:p>Confidential | 2</text:p>
            <text:p/>
            <text:p>Domain list for business verticals</text:p>
            <text:p>•</text:p>
            <text:p>•</text:p>
            <text:p>•</text:p>
            <text:p/>
            <text:p>•</text:p>
            <text:p/>
            <text:p>Not all websites are worth tracking</text:p>
            <text:p>Get top websites from Amazon Alexa and categorize them by services like</text:p>
            <text:p>Netseer.</text:p>
            <text:p>Or manually prepare top domain list (top 50 in each category):</text:p>
            <text:p>– Auto:</text:p>
            <text:p>KBB, Cars, Edmunds, …</text:p>
            <text:p>– Travel: Booking, TripAdvisor, Expedia, …</text:p>
            <text:p>– Real Estate: Zillow, Trulia, Realtor, …</text:p>
            <text:p>The list changes by country/region</text:p>
            <text:p>– Top travel sites in China: ctrip, elong, qunar</text:p>
            <text:p/>
            <text:p>Confidential | 3</text:p>
            <text:p/>
            <text:p>Tech design at very high level</text:p>
            <text:p>• In realtime bid processing:</text:p>
            <text:p>– Once a category match is found, save it to user’s profile</text:p>
            <text:p>– In subsequent user encounters, mix the category(ies) data with</text:p>
            <text:p>current content channel data to retrieve the candidate flight pool</text:p>
            <text:p>from search index</text:p>
            <text:p>– RTS need to mark the flights from the category matches</text:p>
            <text:p>specifically or otherwise pass the information to optimizer</text:p>
            <text:p>– Optimizer will likely bid retargeting flights higher, the category</text:p>
            <text:p>targeted flights second, and the rest flights lower</text:p>
            <text:p>Confidential | 4</text:p>
            <text:p/>
            <text:p>Business value</text:p>
            <text:p>•</text:p>
            <text:p/>
            <text:p>More users get targeted, comparing to retargeting (numbers are from spot check, not</text:p>
            <text:p>accurate)</text:p>
            <text:p>– Currently DX get a few user retargeting from ford.com and lexus.com per second</text:p>
            <text:p>– We get a lot more bid requests from some popular websites (note: each</text:p>
            <text:p>webpage may cause several bid requests):</text:p>
            <text:p>• Auto: Cars 120/s, AutoTrader(uk) 700/s, KBB 30/s, Edmunds 100/s</text:p>
            <text:p>• Financial: Yahoo! Finance 110/s, Forbes 1780/s, Bankrate 20/s</text:p>
            <text:p/>
            <text:p>•</text:p>
            <text:p>•</text:p>
            <text:p/>
            <text:p>• Real Estate: Zillow 830/s, Trulia 200/s, Realtor 650/s</text:p>
            <text:p>Benefit advertisers with less site (if exist) traffic. For install ski equipment</text:p>
            <text:p>manufactures, local real estate agencies, etc.</text:p>
            <text:p>Bid more often (currently ~10%) with better targeting</text:p>
            <text:p>Confidential | 5</text:p>
            <text:p/>
            <text:p>Contractual Obligations</text:p>
            <text:p>• Need to carefully review exchange contracts on how to</text:p>
            <text:p>use the data in bid request</text:p>
            <text:p>– Some exchanges may not allow using bid data for user</text:p>
            <text:p>profiling/targeting</text:p>
            <text:p>– Limit the usage of the data for user targeting to the same</text:p>
            <text:p>exchange</text:p>
            <text:p/>
            <text:p>Confidential | 6</text:p>
            <text:p/>
            <text:p/>
          </table:table-cell>
          <table:table-cell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Educate the World</text:p>
          </table:table-cell>
          <table:table-cell office:value-type="string" calcext:value-type="string">
            <text:p>Bill Mepham;Linda Sughrue</text:p>
          </table:table-cell>
          <table:table-cell office:value-type="string" calcext:value-type="string">
            <text:p>Educate the World</text:p>
            <text:p>Classic</text:p>
            <text:p>Semi-Finals Session</text:p>
            <text:p>Bill Mepham</text:p>
            <text:p>Linda Sughrue</text:p>
            <text:p/>
            <text:p>Confidential | 2</text:p>
            <text:p/>
            <text:p>The Problem and the Opportunity</text:p>
            <text:p></text:p>
            <text:p/>
            <text:p></text:p>
            <text:p></text:p>
            <text:p/>
            <text:p>It takes smart, educated people</text:p>
            <text:p>to manage a programmatic</text:p>
            <text:p>marketing campaign on-line.</text:p>
            <text:p>Ergo - it's labor bound.</text:p>
            <text:p>Not just at DataXu, but for the</text:p>
            <text:p>entire market – including</text:p>
            <text:p>DataXu’s clients.</text:p>
            <text:p/>
            <text:p>“...There</text:p>
            <text:p>“...There is,</text:p>
            <text:p>is, however,</text:p>
            <text:p>however, one</text:p>
            <text:p>one aspect</text:p>
            <text:p>aspect that</text:p>
            <text:p>that is</text:p>
            <text:p>is</text:p>
            <text:p>crucial</text:p>
            <text:p>crucial to</text:p>
            <text:p>to making</text:p>
            <text:p>making the</text:p>
            <text:p>the in-house</text:p>
            <text:p>in-house trend</text:p>
            <text:p>trend a</text:p>
            <text:p>a</text:p>
            <text:p>reality,</text:p>
            <text:p>reality, but</text:p>
            <text:p>but itit hasn’t</text:p>
            <text:p>hasn’t received</text:p>
            <text:p>received much</text:p>
            <text:p>much</text:p>
            <text:p>attention: hiring ..</text:p>
            <text:p>attention:</text:p>
            <text:p>I’m</text:p>
            <text:p>I’m all</text:p>
            <text:p>all for</text:p>
            <text:p>for savvy</text:p>
            <text:p>savvy marketers</text:p>
            <text:p>marketers bringing</text:p>
            <text:p>bringing media</text:p>
            <text:p>media</text:p>
            <text:p>buying in-house</text:p>
            <text:p>buying</text:p>
            <text:p>in-house when</text:p>
            <text:p>when itit makes</text:p>
            <text:p>makes sense,</text:p>
            <text:p>sense, but</text:p>
            <text:p>but</text:p>
            <text:p>there</text:p>
            <text:p>there are</text:p>
            <text:p>are key</text:p>
            <text:p>key roles</text:p>
            <text:p>roles they</text:p>
            <text:p>they must</text:p>
            <text:p>must fill</text:p>
            <text:p>fill in</text:p>
            <text:p>in order</text:p>
            <text:p>order to</text:p>
            <text:p>to</text:p>
            <text:p>be</text:p>
            <text:p>be successful.”</text:p>
            <text:p>successful.”</text:p>
            <text:p/>
            <text:p>Linda Sughrue from http://www.adexchanger.com/data-driven-thinking/going-solo-hiring-for-in-house-programmatic/</text:p>
            <text:p>Confidential | 3</text:p>
            <text:p/>
            <text:p>The Inspiration to Think Different</text:p>
            <text:p></text:p>
            <text:p/>
            <text:p>Upper</text:p>
            <text:p>Upper</text:p>
            <text:p>Management has</text:p>
            <text:p>Management</text:p>
            <text:p>no</text:p>
            <text:p>hashands-on</text:p>
            <text:p>no handson</text:p>
            <text:p>experience</text:p>
            <text:p>experience</text:p>
            <text:p>with</text:p>
            <text:p>with</text:p>
            <text:p>Personal</text:p>
            <text:p>Programmatic</text:p>
            <text:p>Computers</text:p>
            <text:p>Marketing</text:p>
            <text:p>Software</text:p>
            <text:p/>
            <text:p>Market</text:p>
            <text:p>is in the</text:p>
            <text:p>Market is in the</text:p>
            <text:p>early</text:p>
            <text:p>early adoption</text:p>
            <text:p>adoption</text:p>
            <text:p>phase</text:p>
            <text:p>phase</text:p>
            <text:p/>
            <text:p></text:p>
            <text:p/>
            <text:p>Dearth</text:p>
            <text:p>entry</text:p>
            <text:p>Dearth of</text:p>
            <text:p>of entry</text:p>
            <text:p>levellabor</text:p>
            <text:p>labor with</text:p>
            <text:p>level</text:p>
            <text:p>with</text:p>
            <text:p>Programmatic</text:p>
            <text:p>PC</text:p>
            <text:p>skills</text:p>
            <text:p>Marketing skills</text:p>
            <text:p/>
            <text:p>InToday…</text:p>
            <text:p>the 80’s,</text:p>
            <text:p>DataXu</text:p>
            <text:p>Apple faced</text:p>
            <text:p>faces a</text:p>
            <text:p>challenge</text:p>
            <text:p>similar challenge</text:p>
            <text:p>with adoption</text:p>
            <text:p>with of the</text:p>
            <text:p>personal</text:p>
            <text:p>programmatic</text:p>
            <text:p>computer</text:p>
            <text:p>marketing</text:p>
            <text:p>Created</text:p>
            <text:p>skills... a “distinguished</text:p>
            <text:p>educator” program – selling</text:p>
            <text:p>PC’s at a steep discount to</text:p>
            <text:p>teachers and students</text:p>
            <text:p>–</text:p>
            <text:p>Graduates had affinity</text:p>
            <text:p>to Mac's</text:p>
            <text:p>–</text:p>
            <text:p>Resumes showed Mac</text:p>
            <text:p>experience</text:p>
            <text:p>–</text:p>
            <text:p>Eventually rose into</text:p>
            <text:p>the decision makers</text:p>
            <text:p>Confidential | 4</text:p>
            <text:p/>
            <text:p>The Program</text:p>
            <text:p/>
            <text:p>Coursework could include:</text:p>
            <text:p>• Evolution of Digital Media</text:p>
            <text:p>• Selling to consumers in a digital world</text:p>
            <text:p>• Consumer one to one communications –</text:p>
            <text:p>creating relevance</text:p>
            <text:p>• Social strategy – leveraging influencers</text:p>
            <text:p>• Programmatic Marketing – a primer</text:p>
            <text:p>• Demystifying Programmatic</text:p>
            <text:p>• Programmatic marketing – a conceptual</text:p>
            <text:p>overview</text:p>
            <text:p>• Digital marketing metrics – digital: the</text:p>
            <text:p>measurable medium</text:p>
            <text:p>• Addressable/Digital TV/broadcast</text:p>
            <text:p>• Turning Data into Information</text:p>
            <text:p/>
            <text:p>Develop a degree program at an independent</text:p>
            <text:p>college for Programmatic Marketing Administration</text:p>
            <text:p>• 2 year Associates degree or Evening</text:p>
            <text:p>Certification classes consisting of general</text:p>
            <text:p>marketing and other business courses and</text:p>
            <text:p>several hands on DataXu classes</text:p>
            <text:p>• Not geared toward DataXu customers, but</text:p>
            <text:p>aimed at the labor supply</text:p>
            <text:p>• Include a placement service</text:p>
            <text:p/>
            <text:p>Confidential | 5</text:p>
            <text:p/>
            <text:p>The Benefits</text:p>
            <text:p>A grass roots, supply side labor initiative to grab market share. Flood the market with</text:p>
            <text:p>entry level hires that are already familiar with DataXu and use them as a selling</text:p>
            <text:p>point.</text:p>
            <text:p/>
            <text:p>Program graduates can be prequalified candidates for</text:p>
            <text:p>internships and full-time</text:p>
            <text:p>programmatic employment</text:p>
            <text:p/>
            <text:p>Agencies</text:p>
            <text:p>&amp;</text:p>
            <text:p>Brands</text:p>
            <text:p/>
            <text:p>•</text:p>
            <text:p>•</text:p>
            <text:p>•</text:p>
            <text:p>•</text:p>
            <text:p>•</text:p>
            <text:p/>
            <text:p>Client Services</text:p>
            <text:p>Sales</text:p>
            <text:p>SOPS</text:p>
            <text:p>Service Center</text:p>
            <text:p>Product Management</text:p>
            <text:p/>
            <text:p>•</text:p>
            <text:p/>
            <text:p>Help recruitment efforts for our</text:p>
            <text:p>managed and self-serve</text:p>
            <text:p>clients</text:p>
            <text:p>Graduates have an affinity to</text:p>
            <text:p>DataXu – and will eventually</text:p>
            <text:p>rise into decision makers</text:p>
            <text:p/>
            <text:p>•</text:p>
            <text:p/>
            <text:p>Confidential | 6</text:p>
            <text:p/>
            <text:p>Fiscal Benefits</text:p>
            <text:p>• Reduce client­side onboarding time and activation investment </text:p>
            <text:p>• Students are paying for the program, so are financially </text:p>
            <text:p>motivated to find employment in the industry – and also </text:p>
            <text:p>defers these education costs from DataXu and our clients</text:p>
            <text:p>• Gives DataXu a 2 year head start on recruitment</text:p>
            <text:p>– Competitors will not be able to quickly reproduce,</text:p>
            <text:p>effectively allowing DataXu to corner this untapped market</text:p>
            <text:p>– Effectively reducing recruitment costs as we have a prequalified pool of candidates each year</text:p>
            <text:p>Confidential | 7</text:p>
          </table:table-cell>
          <table:table-cell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Get Schooled!</text:p>
          </table:table-cell>
          <table:table-cell office:value-type="string" calcext:value-type="string">
            <text:p><text:span text:style-name="T2">Mike Hall;Nico Cesar</text:span></text:p>
            <text:p/>
          </table:table-cell>
          <table:table-cell office:value-type="string" calcext:value-type="string">
            <text:p>Get Schooled!</text:p>
            <text:p>Classic</text:p>
            <text:p>Semi-Finals Session</text:p>
            <text:p>Mike Hall</text:p>
            <text:p>Nico Cesar</text:p>
            <text:p/>
            <text:p>Confidential | 8</text:p>
            <text:p/>
            <text:p>Today…</text:p>
            <text:p/>
            <text:p>CS Team: hate waiting</text:p>
            <text:p>for your features to be</text:p>
            <text:p>implemented, wishing</text:p>
            <text:p>you could DIY?</text:p>
            <text:p/>
            <text:p>Engineers: wishing your</text:p>
            <text:p>product requirements</text:p>
            <text:p>were in a language you</text:p>
            <text:p>can understand?</text:p>
            <text:p/>
            <text:p>Non-techies: tired</text:p>
            <text:p>of getting picked</text:p>
            <text:p>last for Innovation</text:p>
            <text:p>Day teams just</text:p>
            <text:p>because you don’t</text:p>
            <text:p>code?</text:p>
            <text:p/>
            <text:p>Confidential | 9</text:p>
            <text:p/>
            <text:p>… and tomorrow!</text:p>
            <text:p>“Get Schooled!”</text:p>
            <text:p>Hands-on tech skill development for non-engineers</text:p>
            <text:p>• Learn to code, from the experts you work with!</text:p>
            <text:p>• Non-tech employees partner with DX engineers</text:p>
            <text:p>• After-hours in DX Boston office (pizza + beer!)</text:p>
            <text:p>•</text:p>
            <text:p>•</text:p>
            <text:p>•</text:p>
            <text:p/>
            <text:p>Focus training on DX-relevant technologies</text:p>
            <text:p>Address real pain points from CS, Finance,</text:p>
            <text:p>…</text:p>
            <text:p>You’ll build tools that help with your day job</text:p>
            <text:p/>
            <text:p>Confidential | 10</text:p>
            <text:p/>
            <text:p>But why?</text:p>
            <text:p>Generate great ideas for evolving our products</text:p>
            <text:p>Gain access to data and tools</text:p>
            <text:p>Develop new marketable skills</text:p>
            <text:p>Build relationships across CS &amp; Engineering</text:p>
            <text:p>Confidential | 11</text:p>
            <text:p/>
            <text:p>I still don’t get it…</text:p>
            <text:p>A sample project might look like this:</text:p>
            <text:p>TODAY:</text:p>
            <text:p>• Hourly email with RTS revenue by flight</text:p>
            <text:p>• Used to help CS team land flights</text:p>
            <text:p>• Need to weed through thousands of rows</text:p>
            <text:p>TOMORROW:</text:p>
            <text:p>• Teach CS team to query APIs</text:p>
            <text:p>• Build a tool to select a flight and query upto-date revenue at any time</text:p>
            <text:p>• Eliminates the need for UI development!</text:p>
            <text:p>Confidential | 12</text:p>
            <text:p/>
            <text:p>Let’s do this!</text:p>
            <text:p>Concept</text:p>
            <text:p/>
            <text:p>Hands-on tech</text:p>
            <text:p>training for CS,</text:p>
            <text:p>Finance, and other</text:p>
            <text:p>non-engineers, by</text:p>
            <text:p>DX engineers</text:p>
            <text:p/>
            <text:p>DataXu Benefits</text:p>
            <text:p/>
            <text:p>Employee Benefits</text:p>
            <text:p/>
            <text:p>• Faster time-tomarket for product</text:p>
            <text:p>• Collaboration</text:p>
            <text:p>among teams</text:p>
            <text:p>• More efficient</text:p>
            <text:p>management of</text:p>
            <text:p>campaigns</text:p>
            <text:p/>
            <text:p>• New skills to boost</text:p>
            <text:p>your resume</text:p>
            <text:p>• New friends in</text:p>
            <text:p>other departments</text:p>
            <text:p>• New tools to make</text:p>
            <text:p>your job easier</text:p>
            <text:p>Confidential | 13</text:p>
          </table:table-cell>
          <table:table-cell/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Global Sales Solutions</text:span></text:p>
            <text:p/>
          </table:table-cell>
          <table:table-cell office:value-type="string" calcext:value-type="string">
            <text:p>Josh Begleiter;John Bronzo;Rich Dallojacono;Priti Ohri;Dan Reis</text:p>
          </table:table-cell>
          <table:table-cell office:value-type="string" calcext:value-type="string">
            <text:p>Global Sales Solutions</text:p>
            <text:p>GSD</text:p>
            <text:p>Semi-Finals Session</text:p>
            <text:p>Josh Begleiter</text:p>
            <text:p>John Bronzo</text:p>
            <text:p>Rich Dallojacono</text:p>
            <text:p>Priti Ohri</text:p>
            <text:p>Dan Reis</text:p>
            <text:p>Confidential | 14</text:p>
            <text:p/>
            <text:p>A brief history of time</text:p>
            <text:p>• RFP Gold – Innovation Day 7</text:p>
            <text:p>• Unveiled at January 2014</text:p>
            <text:p>Sales Kick-off</text:p>
            <text:p>• Used across Sales teams in</text:p>
            <text:p>NAM, EU, LATAM, APAC</text:p>
            <text:p>• Great source of DX</text:p>
            <text:p>knowledge and boiler plate</text:p>
            <text:p>answers to RFP questions</text:p>
            <text:p>Confidential | 15</text:p>
            <text:p/>
            <text:p>Banana for Scale</text:p>
            <text:p/>
            <text:p>Confidential | 16</text:p>
            <text:p/>
            <text:p>RFP Gold is now Sellify</text:p>
            <text:p/>
            <text:p>Confidential | 17</text:p>
            <text:p/>
            <text:p>Benefits to our Customers &amp; Sales team</text:p>
            <text:p>• Faster RFI and proposal</text:p>
            <text:p>response time</text:p>
            <text:p>• Easier navigation through</text:p>
            <text:p>sales documents &amp; clutter</text:p>
            <text:p>• Increased collaboration</text:p>
            <text:p>amongst cross functional</text:p>
            <text:p>teams</text:p>
            <text:p>• Increased scalability of the</text:p>
            <text:p>RFP system</text:p>
            <text:p>Confidential | 18</text:p>
            <text:p/>
            <text:p>Demo</text:p>
            <text:p/>
            <text:p>Confidential | 19</text:p>
            <text:p/>
            <text:p>XuSwag</text:p>
            <text:p>Classic</text:p>
            <text:p>Semi-Finals Session</text:p>
            <text:p>Mishka Surilov</text:p>
            <text:p>Lisa McAuliffe</text:p>
            <text:p>Molly Griffin</text:p>
            <text:p>Gil Novak</text:p>
            <text:p/>
            <text:p>Confidential | 20</text:p>
            <text:p/>
          </table:table-cell>
          <table:table-cell/>
        </table:table-row>
        <table:table-row table:style-name="ro13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XuSwag</text:p>
          </table:table-cell>
          <table:table-cell table:style-name="Default"/>
          <table:table-cell office:value-type="string" calcext:value-type="string">
            <text:p>XuSwag</text:p>
            <text:p>• Everybody wants swag! (90% of survey takers)</text:p>
            <text:p>• Promote</text:p>
            <text:p>brand</text:p>
            <text:p>• Subsidized with achievement awards. E.g. XuKeeper</text:p>
            <text:p/>
            <text:p>Confidential | 21</text:p>
            <text:p/>
            <text:p>XuSwag</text:p>
            <text:p>• Vendor selection out of 8 researched, 4 called:</text:p>
            <text:p>– SwervePoint (http://www.swervepoint.com/)</text:p>
            <text:p>– Benefits of scale:</text:p>
            <text:p>• Named “Distributor of the year” 2014</text:p>
            <text:p>• Used by EMC, Fidelity, and HubSpot</text:p>
            <text:p>• A global merchandise agency</text:p>
            <text:p>• Company swag e-store on any device</text:p>
            <text:p>• Meeting &amp; event merchandise</text:p>
            <text:p/>
            <text:p>• If needed, can be one stop shop for trade shows and all</text:p>
            <text:p>marketing collateral with global distribution capabilities.</text:p>
            <text:p>Confidential | 22</text:p>
            <text:p/>
            <text:p>Example:  HubSpot’s HubShop</text:p>
            <text:p/>
            <text:p>Confidential | 23</text:p>
            <text:p/>
            <text:p>SwervePoint’s IDEA Process:</text:p>
            <text:p/>
            <text:p>Confidential | 24</text:p>
            <text:p/>
            <text:p>Talking Turkey</text:p>
            <text:p>• Costs:</text:p>
            <text:p>– 1st year cost (15 products) = $13,400</text:p>
            <text:p>– 2nd year+ cost (20 products) = $8,300</text:p>
            <text:p/>
            <text:p>• Value of</text:p>
            <text:p/>
            <text:p>brand:</text:p>
            <text:p/>
            <text:p>– Priceless</text:p>
            <text:p/>
            <text:p>• Proposed vendor relationship owner: Facilities Dept.</text:p>
            <text:p>Confidential | 25</text:p>
          </table:table-cell>
          <table:table-cell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Sour Patch Krew</text:span></text:p>
            <text:p/>
          </table:table-cell>
          <table:table-cell office:value-type="string" calcext:value-type="string">
            <text:p><text:span text:style-name="T2">Ken Van Every;Kristen Malerba­;Smith;Manjula Kandasamy;Nick Escallon;Rory Edwards</text:span></text:p>
            <text:p/>
          </table:table-cell>
          <table:table-cell office:value-type="string" calcext:value-type="string">
            <text:p>Sour Patch Krew</text:p>
            <text:p>Increasing efficiency  </text:p>
            <text:p>and enabling </text:p>
            <text:p>scalability for Private </text:p>
            <text:p>Exchange</text:p>
            <text:p/>
            <text:p>Ken Van Every</text:p>
            <text:p>Kristen Malerba­Smith</text:p>
            <text:p>Manjula Kandasamy</text:p>
            <text:p>Nick Escallon</text:p>
            <text:p>Rory Edwards</text:p>
            <text:p/>
            <text:p>Confidential | 26</text:p>
            <text:p/>
            <text:p>Publisher­specific deals are growing </text:p>
            <text:p>in importance for our business</text:p>
            <text:p>Both RTB and non­RTB programmatic </text:p>
            <text:p>spend poised for continued growth…</text:p>
            <text:p>CAGR</text:p>
            <text:p/>
            <text:p>60</text:p>
            <text:p>50</text:p>
            <text:p/>
            <text:p>Non­RTB</text:p>
            <text:p/>
            <text:p>40</text:p>
            <text:p/>
            <text:p>RTB</text:p>
            <text:p/>
            <text:p>30</text:p>
            <text:p>20</text:p>
            <text:p>10</text:p>
            <text:p>0</text:p>
            <text:p/>
            <text:p>7</text:p>
            <text:p>6</text:p>
            <text:p/>
            <text:p>10</text:p>
            <text:p>9</text:p>
            <text:p/>
            <text:p>13</text:p>
            <text:p>12</text:p>
            <text:p/>
            <text:p>15</text:p>
            <text:p>17</text:p>
            <text:p/>
            <text:p>18</text:p>
            <text:p>22</text:p>
            <text:p/>
            <text:p>20</text:p>
            <text:p/>
            <text:p>27</text:p>
            <text:p/>
            <text:p>22</text:p>
            <text:p/>
            <text:p>+20%</text:p>
            <text:p/>
            <text:p>…and customers plan to allocate more </text:p>
            <text:p>spend to PX and Guaranteed</text:p>
            <text:p>100%</text:p>
            <text:p>80%</text:p>
            <text:p/>
            <text:p>10</text:p>
            <text:p/>
            <text:p>Allocation shift</text:p>
            <text:p/>
            <text:p>29</text:p>
            <text:p/>
            <text:p>60%</text:p>
            <text:p>33 +41%</text:p>
            <text:p/>
            <text:p>2013 2014 2015 2016 2017 2018 2019</text:p>
            <text:p/>
            <text:p>40%</text:p>
            <text:p>20%</text:p>
            <text:p>0%</text:p>
            <text:p/>
            <text:p>61</text:p>
            <text:p/>
            <text:p>Current</text:p>
            <text:p/>
            <text:p>+60%</text:p>
            <text:p>+14%</text:p>
            <text:p/>
            <text:p>­ 16%</text:p>
            <text:p/>
            <text:p>16</text:p>
            <text:p>33</text:p>
            <text:p/>
            <text:p>51</text:p>
            <text:p/>
            <text:p>Programmatic </text:p>
            <text:p>Guaranteed</text:p>
            <text:p>Private </text:p>
            <text:p>exchange</text:p>
            <text:p>Open exchange</text:p>
            <text:p/>
            <text:p>Next 12 Months</text:p>
            <text:p>Confidential | 27</text:p>
            <text:p/>
            <text:p>Publisher Relationships Established</text:p>
            <text:p/>
            <text:p>• 146 Unique Deal ID’s active today</text:p>
            <text:p>• Learning opportunities squandered without </text:p>
            <text:p>centralized knowledge base</text:p>
            <text:p>• Private Exchange ready to achieve scale</text:p>
            <text:p/>
            <text:p>Confidential | 28</text:p>
            <text:p/>
            <text:p>Current Pre­Sales PX Process</text:p>
            <text:p/>
            <text:p>Customer</text:p>
            <text:p>RFP</text:p>
            <text:p/>
            <text:p>Sales/BD </text:p>
            <text:p>Create Media </text:p>
            <text:p>Plan</text:p>
            <text:p/>
            <text:p>SOPS Finalize </text:p>
            <text:p>Pricing</text:p>
            <text:p/>
            <text:p>IO Signed</text:p>
            <text:p/>
            <text:p>Deal ID </text:p>
            <text:p>Creating</text:p>
            <text:p/>
            <text:p>Deal Launch</text:p>
            <text:p/>
            <text:p>Troubleshoot</text:p>
            <text:p/>
            <text:p>Confidential | 29</text:p>
            <text:p/>
            <text:p>Current Post­Sales PX Process</text:p>
            <text:p>Account </text:p>
            <text:p>Management</text:p>
            <text:p/>
            <text:p>Exchange</text:p>
            <text:p/>
            <text:p>Service Center</text:p>
            <text:p/>
            <text:p>Average PX Deal = </text:p>
            <text:p>20 hours </text:p>
            <text:p>troubleshooting   PX </text:p>
            <text:p/>
            <text:p>Pub Ops</text:p>
            <text:p/>
            <text:p>BD</text:p>
            <text:p/>
            <text:p>Publisher</text:p>
            <text:p/>
            <text:p>DX </text:p>
            <text:p>Engineering</text:p>
            <text:p/>
            <text:p>deal</text:p>
            <text:p/>
            <text:p>Category and Advertiser Blacklists</text:p>
            <text:p>Creative Size Confirmation</text:p>
            <text:p>Deal IDs not Activated or Already </text:p>
            <text:p>Complete</text:p>
            <text:p/>
            <text:p>Incorrect Deal ID Information</text:p>
            <text:p>DataXu RTS/Bidding Issues</text:p>
            <text:p>Brand Safety Filters</text:p>
            <text:p>Confidential | 30</text:p>
            <text:p/>
            <text:p>The SPK deal console will rock </text:p>
            <text:p>your world! </text:p>
            <text:p>SPK console will enable significant </text:p>
            <text:p>efficiency and reduce wasted effort…</text:p>
            <text:p/>
            <text:p>…which will enable us to support over </text:p>
            <text:p>2x deals at current level of effort</text:p>
            <text:p/>
            <text:p>Hours</text:p>
            <text:p>Total Support Hours: </text:p>
            <text:p>20  10</text:p>
            <text:p> 2,000 </text:p>
            <text:p>• Bus. Dev      </text:p>
            <text:p>   5      3</text:p>
            <text:p>• Client Services</text:p>
            <text:p>12    5</text:p>
            <text:p> 1,500 </text:p>
            <text:p>• Publisher Operations    3      2</text:p>
            <text:p> 1,000 </text:p>
            <text:p/>
            <text:p>BOOM!</text:p>
            <text:p/>
            <text:p>Troubleshoot hrs</text:p>
            <text:p/>
            <text:p>Deals</text:p>
            <text:p> 200 </text:p>
            <text:p/>
            <text:p>Boom!</text:p>
            <text:p/>
            <text:p> 165 </text:p>
            <text:p> 127 </text:p>
            <text:p/>
            <text:p> 75 </text:p>
            <text:p/>
            <text:p> 500 </text:p>
            <text:p> ­   </text:p>
            <text:p/>
            <text:p>Deals</text:p>
            <text:p/>
            <text:p> 98 </text:p>
            <text:p> 975 </text:p>
            <text:p/>
            <text:p> 1,500 </text:p>
            <text:p>2014</text:p>
            <text:p/>
            <text:p>2015</text:p>
            <text:p/>
            <text:p> 1,268 </text:p>
            <text:p/>
            <text:p>2016</text:p>
            <text:p/>
            <text:p> 1,648 </text:p>
            <text:p/>
            <text:p> 150 </text:p>
            <text:p> 100 </text:p>
            <text:p> 50 </text:p>
            <text:p/>
            <text:p>2017</text:p>
            <text:p/>
            <text:p> ­   </text:p>
            <text:p/>
            <text:p>Confidential | 31</text:p>
          </table:table-cell>
          <table:table-cell/>
        </table:table-row>
        <table:table-row table:style-name="ro15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span text:style-name="T2">OptimusX</text:span></text:p>
            <text:p/>
          </table:table-cell>
          <table:table-cell office:value-type="string" calcext:value-type="string">
            <text:p><text:span text:style-name="T2">Justin Basque;Jessica Carneiro;Chris McMahon;Steve Zesch</text:span></text:p>
            <text:p/>
          </table:table-cell>
          <table:table-cell office:value-type="string" calcext:value-type="string">
            <text:p>OptimusX</text:p>
            <text:p>Classic</text:p>
            <text:p>Semi-Finals Session</text:p>
            <text:p>Justin Basque</text:p>
            <text:p>Jessica Carneiro</text:p>
            <text:p>Chris McMahon</text:p>
            <text:p>Steve Zesch</text:p>
            <text:p/>
            <text:p>Confidential | 32</text:p>
            <text:p/>
            <text:p>Transform the way we run campaigns</text:p>
            <text:p>•</text:p>
            <text:p/>
            <text:p>Don’t need to wait for campaign to start to get learnings</text:p>
            <text:p>– Self-serve tool to find where brand consumers are more likely to be</text:p>
            <text:p>online</text:p>
            <text:p/>
            <text:p>•</text:p>
            <text:p>•</text:p>
            <text:p/>
            <text:p>Access to larger set of ad request data, not just purchased</text:p>
            <text:p>impressions</text:p>
            <text:p>Use cases</text:p>
            <text:p>– Whitelist inventory for campaign</text:p>
            <text:p>– Use data to build private exchange recommendation</text:p>
            <text:p>– Use data to build media plan</text:p>
            <text:p/>
            <text:p>Confidential | 33</text:p>
            <text:p/>
            <text:p>How it works</text:p>
            <text:p/>
            <text:p>Confidential | 34</text:p>
            <text:p/>
            <text:p>Results</text:p>
            <text:p/>
            <text:p>Confidential | 35</text:p>
            <text:p/>
            <text:p>Other benefits</text:p>
            <text:p>• Monetize as standalone data product</text:p>
            <text:p>– Provide self-service access to customers and sell based on</text:p>
            <text:p>usage</text:p>
            <text:p/>
            <text:p>• Platform can be used to create other packaged reports</text:p>
            <text:p>(i.e. brand tracker)</text:p>
            <text:p/>
            <text:p>Confidential | 36</text:p>
            <text:p/>
            <text:p/>
          </table:table-cell>
          <table:table-cell/>
        </table:table-row>
        <table:table-row table:style-name="ro16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PeekaBoo</text:span></text:p>
            <text:p/>
          </table:table-cell>
          <table:table-cell office:value-type="string" calcext:value-type="string">
            <text:p>Shashank Agarwal;Tal Baron;Jacqueline Horton;Chris LaHaise;Dan Caddigan;Snejana Shegheva</text:p>
          </table:table-cell>
          <table:table-cell office:value-type="string" calcext:value-type="string">
            <text:p>PeekaBoo</text:p>
            <text:p>Classic</text:p>
            <text:p>Semi-Finals Session</text:p>
            <text:p>Shashank Agarwal</text:p>
            <text:p>Tal Baron</text:p>
            <text:p>Jacqueline Horton</text:p>
            <text:p>Chris LaHaise</text:p>
            <text:p>Dan Caddigan - Consultant</text:p>
            <text:p>Snejana Shegheva - Consultant</text:p>
            <text:p>Confidential | 37</text:p>
            <text:p/>
            <text:p>Introduction</text:p>
            <text:p>Viewability is as the forefront of Digital</text:p>
            <text:p>Advertising</text:p>
            <text:p>The current solution is reactive, time</text:p>
            <text:p>consuming, and potentially disastrous</text:p>
            <text:p/>
            <text:p>Confidential | 38</text:p>
            <text:p/>
            <text:p>The Solution</text:p>
            <text:p>Automated viewability optimization through UI input</text:p>
            <text:p>•</text:p>
            <text:p/>
            <text:p>Users can select vendor and view goal</text:p>
            <text:p/>
            <text:p>• System will apply a campaign level filter to curate inventory at bid-time</text:p>
            <text:p>• Continuous learning as more data is collected</text:p>
            <text:p/>
            <text:p>Confidential | 39</text:p>
            <text:p/>
            <text:p>How does it work?</text:p>
            <text:p>DEMO</text:p>
            <text:p/>
            <text:p>View rate based on</text:p>
            <text:p>exchange</text:p>
            <text:p>View rate based on</text:p>
            <text:p>domain</text:p>
            <text:p>View rate based on</text:p>
            <text:p>Creative size on domain</text:p>
            <text:p/>
            <text:p>Confidential | 40</text:p>
            <text:p/>
            <text:p>DataXu Feedback</text:p>
            <text:p/>
            <text:p>Video</text:p>
            <text:p/>
            <text:p>Confidential | 41</text:p>
            <text:p/>
            <text:p>Why Choose PeekaBoo</text:p>
            <text:p>Impact Across Departments</text:p>
            <text:p>Client Services - 1 hour saved per person per week</text:p>
            <text:p>($400k/year in savings)</text:p>
            <text:p>RTS - Reduces system strain by lowering blacklisted by 80 million</text:p>
            <text:p>entries and avoiding system failure</text:p>
            <text:p>Finance - Opportunities to capture additional revenue by increasing</text:p>
            <text:p>DX fee with escalating view rates</text:p>
            <text:p>Clients – Vendor agnostic solution with potential guaranteed view</text:p>
            <text:p>rates</text:p>
            <text:p/>
            <text:p>Tangible Next Steps</text:p>
            <text:p>•</text:p>
            <text:p>•</text:p>
            <text:p>•</text:p>
            <text:p>•</text:p>
            <text:p/>
            <text:p>Available as a beta by Hackathon?</text:p>
            <text:p>Aligned with product development and flexible with different business models/GTM strategies</text:p>
            <text:p>Can integrate with other projects like Forecasting</text:p>
            <text:p>Work with BD on vendor integration</text:p>
            <text:p>Confidential | 42</text:p>
            <text:p/>
          </table:table-cell>
          <table:table-cell/>
        </table:table-row>
        <table:table-row table:style-name="ro17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λ</text:p>
          </table:table-cell>
          <table:table-cell office:value-type="string" calcext:value-type="string">
            <text:p>James Baldassari;Steve Zesch;Chip Pate</text:p>
          </table:table-cell>
          <table:table-cell table:style-name="ce1" office:value-type="string" calcext:value-type="string">
            <text:p><text:span text:style-name="T2">λ</text:span></text:p>
            <text:p><text:span text:style-name="T2">Classic</text:span></text:p>
            <text:p><text:span text:style-name="T2">Semi-Finals Session</text:span></text:p>
            <text:p><text:span text:style-name="T2">James Baldassari</text:span></text:p>
            <text:p><text:span text:style-name="T2">Steve Zesch</text:span></text:p>
            <text:p><text:span text:style-name="T2">Chip Pate</text:span></text:p>
            <text:p/>
            <text:p><text:span text:style-name="T2">Confidential | 43</text:span></text:p>
            <text:p><text:span text:style-name="T2">• Ability to visualize bid locations around the globe…</text:span></text:p>
            <text:p><text:span text:style-name="T2">in real-time.</text:span></text:p>
            <text:p><text:span text:style-name="T2">• Takes advantage of already existing infrastructure.</text:span></text:p>
            <text:p><text:span text:style-name="T2">• Data visualization.</text:span></text:p>
            <text:p/>
            <text:p><text:span text:style-name="T2">Confidential | 44</text:span></text:p>
            <text:p/>
            <text:p><text:span text:style-name="T2">  λ Architecture</text:span></text:p>
            <text:p/>
            <text:p><text:span text:style-name="T2">Confidential | 45</text:span></text:p>
            <text:p/>
            <text:p><text:span text:style-name="T2">Demonstration…</text:span></text:p>
            <text:p/>
            <text:p><text:span text:style-name="T2">Confidential | 46</text:span></text:p>
            <text:p/>
            <text:p><text:span text:style-name="T2">Extensions</text:span></text:p>
            <text:p><text:span text:style-name="T2">• Only see bids for a particular advertiser or campaign.</text:span></text:p>
            <text:p><text:span text:style-name="T2">• See clicks.</text:span></text:p>
            <text:p><text:span text:style-name="T2">• See clicks and impressions.</text:span></text:p>
            <text:p/>
            <text:p><text:span text:style-name="T2">Confidential | 47</text:span></text:p>
          </table:table-cell>
          <table:table-cell/>
        </table:table-row>
        <table:table-row table:style-name="ro18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he Enterprise strikes back</text:p>
          </table:table-cell>
          <table:table-cell office:value-type="string" calcext:value-type="string">
            <text:p>Martin Buske;Matthias Knaup;Carsten Becker;Romana Anderson;Elina Sokolovska;Stefan Mengwasser</text:p>
          </table:table-cell>
          <table:table-cell office:value-type="string" calcext:value-type="string">
            <text:p>The Enterprise strikes back</text:p>
            <text:p>Classic</text:p>
            <text:p>Semi-Finals Session</text:p>
            <text:p>Martin Buske</text:p>
            <text:p>Matthias Knaup</text:p>
            <text:p>Carsten Becker</text:p>
            <text:p>Romana Anderson</text:p>
            <text:p>Elina Sokolovska</text:p>
            <text:p>Stefan Mengwasser (consulting)</text:p>
            <text:p>Confidential | 1</text:p>
            <text:p/>
            <text:p>Data­driven retention decisioning</text:p>
            <text:p>A model for building retargeting segments based on</text:p>
            <text:p>customer’s browsing history on comparison sites.</text:p>
            <text:p>Research shows that customer attrition rates range from</text:p>
            <text:p>seven percent annually in some industries with high exit</text:p>
            <text:p>barriers, like banking and insurance, to nearly 40 percent in</text:p>
            <text:p>the mobile phone industry.</text:p>
            <text:p/>
            <text:p>Confidential | 2</text:p>
            <text:p/>
            <text:p>Identifying those at risk</text:p>
            <text:p>Users after checkout /</text:p>
            <text:p>registration -&gt; CRM</text:p>
            <text:p/>
            <text:p>Cookie for win-back</text:p>
            <text:p>retargeting</text:p>
            <text:p/>
            <text:p>Cookie lifetime % find</text:p>
            <text:p>back users</text:p>
            <text:p/>
            <text:p>User searches for</text:p>
            <text:p>alternatives</text:p>
            <text:p/>
            <text:p>Only visible through</text:p>
            <text:p>SSPs</text:p>
            <text:p/>
            <text:p>User gets specific</text:p>
            <text:p>win-back retargeting</text:p>
            <text:p>ad</text:p>
            <text:p/>
            <text:p>User buys again /</text:p>
            <text:p>prolongs membership</text:p>
            <text:p/>
            <text:p>Advertiser set up for</text:p>
            <text:p>win-back retargeting</text:p>
            <text:p/>
            <text:p>Advertiser creates</text:p>
            <text:p>creative concept /</text:p>
            <text:p>special offers</text:p>
            <text:p/>
            <text:p>Not on competitor sites</text:p>
            <text:p/>
            <text:p>Netseer category</text:p>
            <text:p>domain URL part</text:p>
            <text:p/>
            <text:p>Tracking pixel into</text:p>
            <text:p>portal</text:p>
            <text:p/>
            <text:p>Segment set up</text:p>
            <text:p>Confidential | 3</text:p>
            <text:p/>
            <text:p>Real­time action </text:p>
            <text:p>• Increase customer retention rates for service industry</text:p>
            <text:p>clients by helping brands identify users who are at risk of</text:p>
            <text:p>defecting to competition, i.e. mobile phone plans,</text:p>
            <text:p>insurance, utilities – Deutsche Telekom</text:p>
            <text:p>– TIME element – locking users back in before they defect to</text:p>
            <text:p>competition</text:p>
            <text:p/>
            <text:p>• Finding new customers who defected from the</text:p>
            <text:p>competition</text:p>
            <text:p>• Driving revenue per user</text:p>
            <text:p>– Reduce costs and Increase profits and ROI for the advertiser</text:p>
            <text:p>Confidential | 4</text:p>
            <text:p/>
            <text:p>Confidential | 5</text:p>
            <text:p/>
            <text:p>Questions?</text:p>
            <text:p/>
            <text:p/>
          </table:table-cell>
          <table:table-cell/>
        </table:table-row>
        <table:table-row table:style-name="ro19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Crusin’ for Profits</text:p>
          </table:table-cell>
          <table:table-cell office:value-type="string" calcext:value-type="string">
            <text:p>Dave Adams;.Denise Hotta;Aaron Kechley;Beth Logan;Eric Mischel</text:p>
          </table:table-cell>
          <table:table-cell office:value-type="string" calcext:value-type="string">
            <text:p>Crusin’ for Profits</text:p>
            <text:p/>
            <text:p>Dave Adams</text:p>
            <text:p>Denise Hotta</text:p>
            <text:p>Aaron Kechley</text:p>
            <text:p>Beth Logan</text:p>
            <text:p>Eric Mischel</text:p>
            <text:p/>
            <text:p>Confidential |</text:p>
            <text:p/>
            <text:p>Opportunity:</text:p>
            <text:p/>
            <text:p>● IO buyers like fixed, predictable CPMs</text:p>
            <text:p>● Fixed in-view CPM (vCPM) is an emerging, highly</text:p>
            <text:p>profitable IO pricing model</text:p>
            <text:p>● Higher margin = higher profit</text:p>
            <text:p/>
            <text:p>Challenge:</text:p>
            <text:p/>
            <text:p>● Our platform only delivers dynamic CPMs</text:p>
            <text:p>● Margin is hand-optimized … at DataXu of all places!!!</text:p>
            <text:p/>
            <text:p>Solution:</text:p>
            <text:p/>
            <text:p>● Platform should optionally deliver to a fixed CPM or vCPM</text:p>
            <text:p>● Extend Cruise Control to maximize margin, secondary to</text:p>
            <text:p>performance and CPM goals</text:p>
            <text:p/>
            <text:p>Confidential |</text:p>
            <text:p/>
            <text:p>So how much is this worth?</text:p>
            <text:p>Fixed CPMs</text:p>
            <text:p/>
            <text:p>Fixed vCPMs</text:p>
            <text:p/>
            <text:p>Total</text:p>
            <text:p>Incremental Net</text:p>
            <text:p>Revenue</text:p>
            <text:p/>
            <text:p>2014</text:p>
            <text:p/>
            <text:p>$2.4 million</text:p>
            <text:p/>
            <text:p>$2.14 million</text:p>
            <text:p/>
            <text:p>$4.54 million</text:p>
            <text:p/>
            <text:p>2015</text:p>
            <text:p/>
            <text:p>$2.9 million</text:p>
            <text:p/>
            <text:p>$1.95 million</text:p>
            <text:p/>
            <text:p>$4.85 million</text:p>
            <text:p/>
            <text:p>Assumptions</text:p>
            <text:p/>
            <text:p>●</text:p>
            <text:p/>
            <text:p>October Unclaimed IO Profit: $241,342k*</text:p>
            <text:p/>
            <text:p>●</text:p>
            <text:p/>
            <text:p>Re-claim assumption of 80% (based on daily</text:p>
            <text:p/>
            <text:p>margin, versus ~35% on average for</text:p>
            <text:p/>
            <text:p>Cruise Control versus manual monthly</text:p>
            <text:p/>
            <text:p>standard IOs</text:p>
            <text:p/>
            <text:p>adjustments)</text:p>
            <text:p/>
            <text:p>●</text:p>
            <text:p/>
            <text:p>●</text:p>
            <text:p/>
            <text:p>●</text:p>
            <text:p/>
            <text:p>October reclaim amount: $214,000</text:p>
            <text:p/>
            <text:p>●</text:p>
            <text:p/>
            <text:p>October was 9% of 2014 revenue</text:p>
            <text:p/>
            <text:p>●</text:p>
            <text:p/>
            <text:p>IO business will grow 20% in 2015</text:p>
            <text:p/>
            <text:p>Projected IO revenue for 2015 is $43MM</text:p>
            <text:p>gross</text:p>
            <text:p/>
            <text:p>●</text:p>
            <text:p/>
            <text:p>30% of that is sold on a vCPM basis at</text:p>
            <text:p>50% margin</text:p>
            <text:p/>
            <text:p>●</text:p>
            <text:p/>
            <text:p>Additional Benefit</text:p>
            <text:p/>
            <text:p>vCPM campaigns can tolerate 50%</text:p>
            <text:p/>
            <text:p>Automated viewability feature is in place</text:p>
            <text:p/>
            <text:p>Can trade off CPA performance and margin (e.g. h2h)</text:p>
            <text:p>*source: SOPS margin analysis report, Oct 2014 Confidential |</text:p>
            <text:p/>
            <text:p>Prototype UI</text:p>
            <text:p/>
            <text:p>Variable</text:p>
            <text:p/>
            <text:p>Confidential |</text:p>
            <text:p/>
            <text:p>POC: Cruise Control Maximizes Margin</text:p>
            <text:p>Toy example running in LPSOLVE</text:p>
            <text:p/>
            <text:p>New Objective Function:</text:p>
            <text:p/>
            <text:p>New Constraints:</text:p>
            <text:p/>
            <text:p>Confidential |</text:p>
            <text:p/>
            <text:p>Benefits</text:p>
            <text:p>● Additional $4.85MM in incremental net revenue in 2015 from margin</text:p>
            <text:p>($2.9MM on fixed CPM and $1.95MM on vCPM)</text:p>
            <text:p>● Optimization based on margin is now automated on a daily basis</text:p>
            <text:p>● No change in GTM Strategy</text:p>
            <text:p>● Minimal impact to user experience</text:p>
            <text:p>● Not a large engineering effort</text:p>
            <text:p/>
            <text:p>[7:41:15 AM] Dave Adams: Our Inno Day is a 3rd</text:p>
            <text:p>cost model. A fixed CPM with a "margin floor"</text:p>
            <text:p>[7:41:54 AM] Linda Sughrue: Hell yes!!!!</text:p>
            <text:p>[7:41:56 AM] Linda Sughrue: Please win</text:p>
            <text:p/>
            <text:p>Confidential |</text:p>
            <text:p/>
            <text:p/>
          </table:table-cell>
          <table:table-cell/>
        </table:table-row>
        <table:table-row table:style-name="ro20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We’re The “Stream Team”</text:p>
          </table:table-cell>
          <table:table-cell office:value-type="string" calcext:value-type="string">
            <text:p><text:span text:style-name="T2">Kevin Fennelly;Anthony White;Ted Vlachos;Pepe Lem</text:span></text:p>
            <text:p/>
          </table:table-cell>
          <table:table-cell office:value-type="string" calcext:value-type="string">
            <text:p>We’re The “Stream Team”                                       </text:p>
            <text:p>GSD Making Everyday Activities More Streamlined at DataXu</text:p>
            <text:p>Stream</text:p>
            <text:p/>
            <text:p>30%</text:p>
            <text:p/>
            <text:p>Kevin Fennelly</text:p>
            <text:p>Anthony White</text:p>
            <text:p>Ted Vlachos</text:p>
            <text:p>Pepe Lem</text:p>
            <text:p>NOTE: MICHAEL JORDAN IS OUR 5th TEAM MEMBER, HE</text:p>
            <text:p>JUST COULDN’T MAKE IT IN TODAY.</text:p>
            <text:p/>
            <text:p>Confidential | 1</text:p>
            <text:p/>
            <text:p>Let’s streamline what we’ve got!</text:p>
            <text:p>We are a company that DREAMS big</text:p>
            <text:p>Sometimes it means good • Easy access to UIDs</text:p>
            <text:p>ideas don’t go big enough.</text:p>
            <text:p>• Copying Campaign</text:p>
            <text:p>Settings</text:p>
            <text:p>Or a good idea gets caught</text:p>
            <text:p>up in “feature creep”.</text:p>
            <text:p/>
            <text:p>Confidential | 2</text:p>
            <text:p/>
            <text:p>The Old Way of Finding Campaign UIDs</text:p>
            <text:p>Find Your Campaign by searching</text:p>
            <text:p>In the UI</text:p>
            <text:p/>
            <text:p>Click Into The Campaign and Find</text:p>
            <text:p>the Campaign UID in the URL</text:p>
            <text:p/>
            <text:p>Cut and Paste the URL</text:p>
            <text:p/>
            <text:p>Confidential | 3</text:p>
            <text:p/>
            <text:p>Campaign setup isn’t simple</text:p>
            <text:p>Audiences</text:p>
            <text:p>Brand safety</text:p>
            <text:p>Whitelists</text:p>
            <text:p>Budgets</text:p>
            <text:p/>
            <text:p>Tactics</text:p>
            <text:p>Pricing Blacklists</text:p>
            <text:p>Tactics</text:p>
            <text:p>Targeting</text:p>
            <text:p>Confidential | 4</text:p>
            <text:p/>
            <text:p>DREAMING BIG IS GOOD</text:p>
            <text:p>Reduce errors</text:p>
            <text:p/>
            <text:p>Save time</text:p>
            <text:p/>
            <text:p>5% to &gt;1%</text:p>
            <text:p/>
            <text:p>180+ hrs/mnth</text:p>
            <text:p/>
            <text:p>Streamline</text:p>
            <text:p>Operations</text:p>
            <text:p/>
            <text:p>$$$</text:p>
            <text:p/>
            <text:p>GETTING WORK DONE IS BETTER</text:p>
            <text:p>Confidential | 5</text:p>
            <text:p/>
            <text:p>Any questions?</text:p>
            <text:p>• So it just needs some quick QA before release?</text:p>
            <text:p>– YES! Everything you saw was in staging.</text:p>
            <text:p/>
            <text:p>Confidential | 6</text:p>
            <text:p/>
            <text:p/>
          </table:table-cell>
          <table:table-cell/>
        </table:table-row>
        <table:table-row table:style-name="ro2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#TalkToMe</text:p>
          </table:table-cell>
          <table:table-cell office:value-type="string" calcext:value-type="string">
            <text:p>Alex Crow;Heather Lum;Anjalee Vasvani;Charlie Taylor;Dominic Gagliardi</text:p>
          </table:table-cell>
          <table:table-cell office:value-type="string" calcext:value-type="string">
            <text:p>#TalkToMe</text:p>
            <text:p>Classic</text:p>
            <text:p>Semi-Finals Session</text:p>
            <text:p>Alex Crow</text:p>
            <text:p>Heather Lum</text:p>
            <text:p>Anjalee Vasvani</text:p>
            <text:p>Charlie Taylor</text:p>
            <text:p>Dominic Gagliardi</text:p>
            <text:p>Confidential | 1</text:p>
            <text:p/>
            <text:p>#TalkToMe</text:p>
            <text:p>• The Idea: Implement an interoffice communicator with a</text:p>
            <text:p>directory so it’s easier/more efficient to find the person</text:p>
            <text:p>you are looking to reach out to.</text:p>
            <text:p>– Especially for those of us in remote offices, who can’t come tap</text:p>
            <text:p>you on the shoulder!</text:p>
            <text:p/>
            <text:p>Confidential | 2</text:p>
            <text:p/>
            <text:p>#TalkToMe</text:p>
            <text:p>•</text:p>
            <text:p/>
            <text:p>Why do we need it?</text:p>
            <text:p>–</text:p>
            <text:p/>
            <text:p>It’s difficult to find the person you’re</text:p>
            <text:p>looking for on Skype…look how many</text:p>
            <text:p>Mike Baker’s there are!</text:p>
            <text:p/>
            <text:p>–</text:p>
            <text:p/>
            <text:p>Directory information is separate from</text:p>
            <text:p>Skype – you have to check the Wiki,</text:p>
            <text:p>which is not always updated</text:p>
            <text:p/>
            <text:p>–</text:p>
            <text:p/>
            <text:p>Several of us use our personal</text:p>
            <text:p>accounts – would be best to keep</text:p>
            <text:p>business and personal separate </text:p>
            <text:p/>
            <text:p>Confidential | 3</text:p>
            <text:p/>
            <text:p>#TalkToMe</text:p>
            <text:p>•</text:p>
            <text:p/>
            <text:p>Our Solution: Lync</text:p>
            <text:p>Our Solution: Lync</text:p>
            <text:p/>
            <text:p>What are the benefits?</text:p>
            <text:p>–</text:p>
            <text:p/>
            <text:p>Directory information is stored in a contact card</text:p>
            <text:p>that can be accessed via Outlook or Lync</text:p>
            <text:p/>
            <text:p>–</text:p>
            <text:p/>
            <text:p>Can start meetings/screenshares within the</text:p>
            <text:p>program</text:p>
            <text:p>•</text:p>
            <text:p/>
            <text:p>Allows people outside of the program to join the</text:p>
            <text:p>meeting through a browser without downloading</text:p>
            <text:p>anything (for client facing calls)</text:p>
            <text:p/>
            <text:p>•</text:p>
            <text:p/>
            <text:p>Also connected to ‘OneNote’ to easily take notes</text:p>
            <text:p>during meetings</text:p>
            <text:p/>
            <text:p>–</text:p>
            <text:p/>
            <text:p>Automatically shows other users when you are</text:p>
            <text:p>busy/in a meeting/available until a certain time</text:p>
            <text:p>(based on your Outlook Calendar)</text:p>
            <text:p/>
            <text:p>–</text:p>
            <text:p/>
            <text:p>Able to sync contacts with Skype if necessary</text:p>
            <text:p/>
            <text:p>Confidential | 4</text:p>
            <text:p/>
            <text:p>#TalkToMe</text:p>
            <text:p>•</text:p>
            <text:p/>
            <text:p>Our Solution: Lync</text:p>
            <text:p>Our Solution: Lync</text:p>
            <text:p/>
            <text:p>What are the benefits?</text:p>
            <text:p>–</text:p>
            <text:p/>
            <text:p>Can share documents in Excel, Word, or PowerPoint so that others</text:p>
            <text:p>can view or edit them (similar to a Google Doc)</text:p>
            <text:p/>
            <text:p>–</text:p>
            <text:p/>
            <text:p>Downloadable app for your mobile devices – great for our sales</text:p>
            <text:p>people who are always on-the-go!</text:p>
            <text:p/>
            <text:p>Confidential | 5</text:p>
            <text:p/>
            <text:p>#TalkToMe</text:p>
            <text:p>• Next steps:</text:p>
            <text:p>– Evaluate Lync and decide if it is the right choice for our company</text:p>
            <text:p>– Look at other similar products available in the marketplace to</text:p>
            <text:p>weigh pros and cons</text:p>
            <text:p>– Once a solution is decided upon, work with IT on an integration</text:p>
            <text:p>– Start chatting! </text:p>
            <text:p/>
            <text:p>Confidential | 6</text:p>
            <text:p/>
            <text:p/>
          </table:table-cell>
          <table:table-cell/>
        </table:table-row>
        <table:table-row table:style-name="ro2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d Agent</text:p>
          </table:table-cell>
          <table:table-cell office:value-type="string" calcext:value-type="string">
            <text:p><text:span text:style-name="T2">Bill DeRusha;Molly Heller;Thomas Lehmann;Kimberly Marchand;Matt Womer</text:span></text:p>
            <text:p/>
          </table:table-cell>
          <table:table-cell office:value-type="string" calcext:value-type="string">
            <text:p>Ad Agent</text:p>
            <text:p>GSD</text:p>
            <text:p>Semi-Finals Session</text:p>
            <text:p>Bill DeRusha</text:p>
            <text:p>Molly Heller</text:p>
            <text:p>Thomas Lehmann</text:p>
            <text:p>Kimberly Marchand</text:p>
            <text:p>Matt Womer</text:p>
            <text:p>Confidential | 1</text:p>
            <text:p/>
            <text:p>Business Case</text:p>
            <text:p>• Dataxu set 118,717 creatives</text:p>
            <text:p>live in 2014</text:p>
            <text:p>– Projected 2014 Total Creative</text:p>
            <text:p>Cost: $278,446.50*</text:p>
            <text:p>– Additional fee for re-registration:</text:p>
            <text:p>$92,815.00*</text:p>
            <text:p>• 25% of creatives are disapproved</text:p>
            <text:p>• $1 for re-registration</text:p>
            <text:p>• $25 if priority</text:p>
            <text:p>*figure only includes AppNexus fees</text:p>
            <text:p/>
            <text:p>Time spent on creatives</text:p>
            <text:p>– Client Services: 8 hours/week</text:p>
            <text:p>– Self Serve Clients: 4 hours/week</text:p>
            <text:p>– Media Ops: 10 hours/week</text:p>
            <text:p>– Support Team: 12 hours/week</text:p>
            <text:p>– Escalation Team: 22 hours/week</text:p>
            <text:p>Total Hours/Week: 56</text:p>
            <text:p>Total Hours/Year: 2,912</text:p>
            <text:p>Total Cost: $291,200.00</text:p>
            <text:p>Confidential | 2</text:p>
            <text:p/>
            <text:p>Top 5 Disapproval Reasons</text:p>
            <text:p>Disapproval Reason</text:p>
            <text:p/>
            <text:p>Feature</text:p>
            <text:p/>
            <text:p># of Creatives</text:p>
            <text:p/>
            <text:p>INCORRECT_DESTINATION_URL_DECLARATION</text:p>
            <text:p/>
            <text:p>1080</text:p>
            <text:p/>
            <text:p>✓ Landing Page</text:p>
            <text:p/>
            <text:p>INVALID_FOURTH_PARTY_CALL</text:p>
            <text:p/>
            <text:p>382</text:p>
            <text:p/>
            <text:p>✓ Vendor Declarations</text:p>
            <text:p/>
            <text:p>MEDIA_NOT_FUNCTIONAL</text:p>
            <text:p/>
            <text:p>137</text:p>
            <text:p/>
            <text:p>✓Preview</text:p>
            <text:p/>
            <text:p>LENGTH_OF_IMAGE_ANIMATION</text:p>
            <text:p/>
            <text:p>82</text:p>
            <text:p/>
            <text:p>✓Preview</text:p>
            <text:p/>
            <text:p>BLANK_CREATIVE</text:p>
            <text:p/>
            <text:p>28</text:p>
            <text:p/>
            <text:p>✓Preview</text:p>
            <text:p/>
            <text:p>TOTAL:</text:p>
            <text:p/>
            <text:p>1,709*</text:p>
            <text:p/>
            <text:p>*figures are from the last 30 days</text:p>
            <text:p>Confidential | 3</text:p>
            <text:p/>
            <text:p>Ad Agent</text:p>
            <text:p>• An extension of Chrome browser, it</text:p>
            <text:p>detects presence of a DX ad in the</text:p>
            <text:p>wild</text:p>
            <text:p>• Ad Agent can analyze important</text:p>
            <text:p>aspects of wild creatives, but also</text:p>
            <text:p>verify creatives before they are set</text:p>
            <text:p>live:</text:p>
            <text:p>– Cookie Matchers</text:p>
            <text:p>– Destination URLs</text:p>
            <text:p>– Secure Tags</text:p>
            <text:p>Confidential | 4</text:p>
            <text:p/>
            <text:p>Ad Agent­ Part 2</text:p>
            <text:p>1. Change Advertiser URL to Destination URL</text:p>
            <text:p>2. UI auto-populates Destination URL with Landing Page URL call</text:p>
            <text:p>from tag</text:p>
            <text:p/>
            <text:p>Campaign Managers need to manually update this field for hundreds of creatives. When</text:p>
            <text:p>missed, this causes 1000+ re-registrations per month and is our #1 reason for creative</text:p>
            <text:p>disapprovals.</text:p>
            <text:p>Confidential | 5</text:p>
            <text:p/>
            <text:p>Benefits of Ad Agent</text:p>
            <text:p>•</text:p>
            <text:p/>
            <text:p>Verify creatives before they are even set live and after</text:p>
            <text:p>– This mitigates creative disapprovals and reduces re-registration fees</text:p>
            <text:p/>
            <text:p>•</text:p>
            <text:p/>
            <text:p>Less time spent on disapprovals</text:p>
            <text:p>– Potential savings of up to $145,600.00/year</text:p>
            <text:p/>
            <text:p>•</text:p>
            <text:p/>
            <text:p>Re-Registration fees would decline</text:p>
            <text:p>– Potential savings of up to $46,400.00/year</text:p>
            <text:p/>
            <text:p>•</text:p>
            <text:p/>
            <text:p>Punctual campaign launches</text:p>
            <text:p/>
            <text:p>Total Yearly Savings: $192,000.00</text:p>
            <text:p>Confidential | 6</text:p>
            <text:p/>
            <text:p>Confidential | 7</text:p>
            <text:p/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3:42:21.796594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9:52.484559875</meta:creation-date>
    <dc:date>2015-05-21T13:44:40.216959136</dc:date>
    <meta:editing-duration>PT32M20S</meta:editing-duration>
    <meta:editing-cycles>9</meta:editing-cycles>
    <meta:generator>LibreOffice/4.2.8.2$Linux_X86_64 LibreOffice_project/420m0$Build-2</meta:generator>
    <meta:document-statistic meta:table-count="1" meta:cell-count="87" meta:object-count="0"/>
  </office:meta>
</office:document-meta>
</file>